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DejaVu Sans" svg:font-family="'DejaVu Sans'" style:font-family-generic="swiss" style:font-pitch="variable"/>
    <style:font-face style:name="DejaVu Sans Bold" svg:font-family="'DejaVu Sans Bold'" style:font-adornments="Bold" style:font-family-generic="swiss" style:font-pitch="variable"/>
    <style:font-face style:name="DejaVu Sans1" svg:font-family="'DejaVu Sans'" style:font-adornments="Regular" style:font-family-generic="swiss" style:font-pitch="variable"/>
    <style:font-face style:name="DejaVu Serif" svg:font-family="'DejaVu Serif'" style:font-family-generic="roman" style:font-pitch="variable"/>
    <style:font-face style:name="DejaVu mono" svg:font-family="'DejaVu mono'" style:font-family-generic="modern" style:font-pitch="fixed"/>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Body" style:list-style-name="unorderedlist"/>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e Hitchhiker's Guide to the Galaxy">
        <text:h text:style-name="HeadingArticle" text:outline-level="1">The Hitchhiker's Guide to the Galaxy</text:h>
        <text:p text:style-name="TextBody"/>
        <text:p text:style-name="TextBody"><text:span text:style-name="Emphasis">The Hitchhiker's Guide to the Galaxy</text:span> is a <text:a xlink:type="simple" xlink:href="http://en.wikipedia.org/w/index.php?title=Comic_science_fiction" text:style-name="Internet_20_link" text:visited-style-name="Visited_20_Internet_20_Link">science fiction comedy</text:a> series created by English writer, dramatist, and musician <text:a xlink:type="simple" xlink:href="http://en.wikipedia.org/w/index.php?title=Douglas_Adams" text:style-name="Internet_20_link" text:visited-style-name="Visited_20_Internet_20_Link">Douglas Adams</text:a>. Originally a <text:a xlink:type="simple" xlink:href="http://en.wikipedia.org/w/index.php?title=The_Hitchhiker%27s_Guide_to_the_Galaxy_%28radio_series%29" text:style-name="Internet_20_link" text:visited-style-name="Visited_20_Internet_20_Link">radio comedy</text:a> broadcast on <text:a xlink:type="simple" xlink:href="http://en.wikipedia.org/w/index.php?title=BBC_Radio_4" text:style-name="Internet_20_link" text:visited-style-name="Visited_20_Internet_20_Link">BBC Radio 4</text:a> in 1978, it was later adapted to other formats, and over several years it gradually became an international multi-media phenomenon. Adaptations have included <text:a xlink:type="simple" xlink:href="http://en.wikipedia.org/w/index.php?title=%23Stage_shows" text:style-name="Internet_20_link" text:visited-style-name="Visited_20_Internet_20_Link">stage shows</text:a>, a <text:a xlink:type="simple" xlink:href="http://en.wikipedia.org/w/index.php?title=%23Novels" text:style-name="Internet_20_link" text:visited-style-name="Visited_20_Internet_20_Link">"trilogy" of five books</text:a> published between 1979 and 1992, a sixth novel penned by <text:a xlink:type="simple" xlink:href="http://en.wikipedia.org/w/index.php?title=Eoin_Colfer" text:style-name="Internet_20_link" text:visited-style-name="Visited_20_Internet_20_Link">Eoin Colfer</text:a> in 2009, a <text:a xlink:type="simple" xlink:href="http://en.wikipedia.org/w/index.php?title=The_Hitchhiker%27s_Guide_to_the_Galaxy_%28TV_series%29" text:style-name="Internet_20_link" text:visited-style-name="Visited_20_Internet_20_Link">1981 TV series</text:a>, a <text:a xlink:type="simple" xlink:href="http://en.wikipedia.org/w/index.php?title=The_Hitchhiker%27s_Guide_to_the_Galaxy_%28computer_game%29" text:style-name="Internet_20_link" text:visited-style-name="Visited_20_Internet_20_Link">1984 computer game</text:a>, and three series of three-part <text:a xlink:type="simple" xlink:href="http://en.wikipedia.org/w/index.php?title=%23Comic_books" text:style-name="Internet_20_link" text:visited-style-name="Visited_20_Internet_20_Link">comic book adaptations</text:a> of the first three novels published by <text:a xlink:type="simple" xlink:href="http://en.wikipedia.org/w/index.php?title=DC_Comics" text:style-name="Internet_20_link" text:visited-style-name="Visited_20_Internet_20_Link">DC Comics</text:a> between 1993 and 1996. There were also two series of towels, produced by Beer-Davies, that are considered by some fans to be an "official version" of <text:span text:style-name="Emphasis">The Hitchhiker's Guide to the Galaxy</text:span>, as they include text from the first novel.<text:note text:id="ftn1" text:note-class="footnote"><text:note-citation>1</text:note-citation><text:note-body><text:p text:style-name="Footnote"><text:a xlink:type="simple" xlink:href="http://en.wikipedia.org/w/index.php?title=Neil_Gaiman" text:style-name="Internet_20_link" text:visited-style-name="Visited_20_Internet_20_Link">Gaiman, Neil</text:a> (2003). <text:span text:style-name="Emphasis">Don't Panic: Douglas Adams and the "Hitchhiker's Guide to the Galaxy"</text:span>. Titan Books. pp. 144–145. ISBN 1-84023-742-2.</text:p></text:note-body></text:note><text:note text:id="ftn2" text:note-class="footnote"><text:note-citation>2</text:note-citation><text:note-body><text:p text:style-name="Footnote"><text:a xlink:type="simple" xlink:href="http://www.towel.org.uk/" text:style-name="Internet_20_link" text:visited-style-name="Visited_20_Internet_20_Link">A wiki devoted to the history of H2G2 themed towels</text:a>.</text:p></text:note-body></text:note> A <text:a xlink:type="simple" xlink:href="http://en.wikipedia.org/w/index.php?title=The_Hitchhiker%27s_Guide_to_the_Galaxy_%28film%29" text:style-name="Internet_20_link" text:visited-style-name="Visited_20_Internet_20_Link">Hollywood-funded film version</text:a>, produced and filmed in the UK, was released in April 2005, and <text:a xlink:type="simple" xlink:href="http://en.wikipedia.org/w/index.php?title=The_Hitchhiker%27s_Guide_to_the_Galaxy_Tertiary_to_Quintessential_Phases" text:style-name="Internet_20_link" text:visited-style-name="Visited_20_Internet_20_Link">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text:p>
        <text:p text:style-name="TextBody">The title is the name of a <text:a xlink:type="simple" xlink:href="http://en.wikipedia.org/w/index.php?title=List_of_fictional_guidebooks" text:style-name="Internet_20_link" text:visited-style-name="Visited_20_Internet_20_Link">fictional</text:a>, eccentric, electronic <text:a xlink:type="simple" xlink:href="http://en.wikipedia.org/w/index.php?title=Travel_guide" text:style-name="Internet_20_link" text:visited-style-name="Visited_20_Internet_20_Link">travel guide</text:a>, <text:a xlink:type="simple" xlink:href="http://en.wikipedia.org/w/index.php?title=The_Hitchhiker%27s_Guide_to_the_Galaxy_%28fictional%29" text:style-name="Internet_20_link" text:visited-style-name="Visited_20_Internet_20_Link"><text:span text:style-name="Emphasis">The Hitchhiker's Guide to the Galaxy</text:span></text:a>, prominently featured in the series. </text:p>
        <text:p text:style-name="TextBody"><text:span text:style-name="Emphasis">The Hitchhiker's Guide to the Galaxy</text:span><text:note text:id="ftn3" text:note-class="footnote"><text:note-citation>3</text:note-citation><text:note-body><text:p text:style-name="Footnote">The spelling of <text:span text:style-name="Emphasis">Hitchhiker's Guide</text:span> has varied in different editions. For consistency this article always spells it this way. See <text:a xlink:type="simple" xlink:href="http://en.wikipedia.org/w/index.php?title=Spelling_of_Hitchhiker%27s_Guide" text:style-name="Internet_20_link" text:visited-style-name="Visited_20_Internet_20_Link">Spelling of Hitchhiker's Guide</text:a>.</text:p></text:note-body></text:note> is often abbreviated "<text:span text:style-name="Bold">HHGTTG</text:span>" (as used on fan websites) or "<text:span text:style-name="Bold">H2G2</text:span>" (first used by <text:a xlink:type="simple" xlink:href="http://en.wikipedia.org/w/index.php?title=Neil_Gaiman" text:style-name="Internet_20_link" text:visited-style-name="Visited_20_Internet_20_Link">Neil Gaiman</text:a> as a chapter title in <text:a xlink:type="simple" xlink:href="http://en.wikipedia.org/w/index.php?title=Don%27t_Panic:_The_Official_Hitchhiker%27s_Guide_to_the_Galaxy_Companion" text:style-name="Internet_20_link" text:visited-style-name="Visited_20_Internet_20_Link"><text:span text:style-name="Emphasis">Don't Panic</text:span></text:a> and later by <text:a xlink:type="simple" xlink:href="http://en.wikipedia.org/w/index.php?title=H2g2" text:style-name="Internet_20_link" text:visited-style-name="Visited_20_Internet_20_Link">the online guide run by the BBC</text:a>). The series is also often referred to as "<text:span text:style-name="Bold">The Hitchhiker's Guide</text:span>", "<text:span text:style-name="Bold">Hitchhiker's</text:span>", or simply "<text:span text:style-name="Bold">[The] Guide</text:span>". This title can refer to any of the various incarnations of the story of which the books are the most widely distributed, having been translated into more than 30 languages by 2005.<text:note text:id="ftn4" text:note-class="footnote"><text:note-citation>4</text:note-citation><text:note-body><text:p text:style-name="Footnote">Simpson, M. J. (2005). <text:span text:style-name="Emphasis">The Pocket Essential Hitchhiker's Guide</text:span> (Second Edition ed.). Pocket Essentials. p. 120. ISBN 1-904048-46-3.</text:p></text:note-body></text:note></text:p>
        <text:section text:style-name="Sect1" text:name="Plot ">
          <text:h text:style-name="Heading1" text:outline-level="2">Plot </text:h>
          <text:p text:style-name="TextBody">The various versions follow the same basic plot but they are in many places mutually contradictory, as Adams rewrote the story substantially for each new adaptation. Throughout all versions, the series mostly follows the adventures of <text:a xlink:type="simple" xlink:href="http://en.wikipedia.org/w/index.php?title=Arthur_Dent" text:style-name="Internet_20_link" text:visited-style-name="Visited_20_Internet_20_Link">Arthur Dent</text:a>, a hapless <text:a xlink:type="simple" xlink:href="http://en.wikipedia.org/w/index.php?title=English_people" text:style-name="Internet_20_link" text:visited-style-name="Visited_20_Internet_20_Link">Englishman</text:a>, although the story also follows the adventure of other major characters: <text:a xlink:type="simple" xlink:href="http://en.wikipedia.org/w/index.php?title=Ford_Prefect_%28character%29" text:style-name="Internet_20_link" text:visited-style-name="Visited_20_Internet_20_Link">Ford Prefect</text:a>, an <text:a xlink:type="simple" xlink:href="http://en.wikipedia.org/w/index.php?title=Extraterrestrial_life_in_popular_culture" text:style-name="Internet_20_link" text:visited-style-name="Visited_20_Internet_20_Link">alien</text:a> from a small planet somewhere in the vicinity of <text:a xlink:type="simple" xlink:href="http://en.wikipedia.org/w/index.php?title=Betelgeuse" text:style-name="Internet_20_link" text:visited-style-name="Visited_20_Internet_20_Link">Betelgeuse</text:a> who is a researcher for the <text:a xlink:type="simple" xlink:href="http://en.wikipedia.org/w/index.php?title=Eponym" text:style-name="Internet_20_link" text:visited-style-name="Visited_20_Internet_20_Link">eponym</text:a>ous guidebook; <text:a xlink:type="simple" xlink:href="http://en.wikipedia.org/w/index.php?title=Zaphod_Beeblebrox" text:style-name="Internet_20_link" text:visited-style-name="Visited_20_Internet_20_Link">Zaphod Beeblebrox</text:a>, Ford's semi-cousin and the Galactic President; the depressed <text:a xlink:type="simple" xlink:href="http://en.wikipedia.org/w/index.php?title=Robot" text:style-name="Internet_20_link" text:visited-style-name="Visited_20_Internet_20_Link">robot</text:a> <text:a xlink:type="simple" xlink:href="http://en.wikipedia.org/w/index.php?title=Marvin_the_Paranoid_Android" text:style-name="Internet_20_link" text:visited-style-name="Visited_20_Internet_20_Link">Marvin the Paranoid Android</text:a>; and <text:a xlink:type="simple" xlink:href="http://en.wikipedia.org/w/index.php?title=Trillian_%28character%29" text:style-name="Internet_20_link" text:visited-style-name="Visited_20_Internet_20_Link">Trillian</text:a>, formerly known as Tricia McMillan, a woman Arthur once met at a party in Islington and the only other human survivor of Earth's destruction. </text:p>
        </text:section>
        <text:section text:style-name="Sect1" text:name="Background ">
          <text:h text:style-name="Heading1" text:outline-level="2"><text:soft-page-break/>Background </text:h>
          <text:p text:style-name="TextBody">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 text:style-name="Emphasis">The Hitchhiker's Guide to the Galaxy</text:span>. As the first radio episode's writing progressed, the <text:span text:style-name="Emphasis">Guide</text:span> became the centre of his story, and he decided to focus the series on it, with the destruction of Earth being the only hold-over.<text:note text:id="ftn5" text:note-class="footnote"><text:note-citation>5</text:note-citation><text:note-body><text:p text:style-name="Footnote"><text:a xlink:type="simple" xlink:href="http://en.wikipedia.org/w/index.php?title=Nick_Webb_%28author%29" text:style-name="Internet_20_link" text:visited-style-name="Visited_20_Internet_20_Link">Webb, Nick</text:a> (2005). <text:span text:style-name="Emphasis">Wish You Were Here: The Official Biography of Douglas Adams</text:span> (First US hardcover edition ed.). Ballantine Books. p. 100. ISBN 0-345-47650-6.</text:p></text:note-body></text:note></text:p>
          <text:p text:style-name="TextBody">Adams claimed that the title came from a 1971 incident while he was <text:a xlink:type="simple" xlink:href="http://en.wikipedia.org/w/index.php?title=Hitchhiking" text:style-name="Internet_20_link" text:visited-style-name="Visited_20_Internet_20_Link">hitchhiking</text:a> around Europe as a young man with a copy of the <text:a xlink:type="simple" xlink:href="http://en.wikipedia.org/w/index.php?title=Hitch-hiker%27s_Guide_to_Europe" text:style-name="Internet_20_link" text:visited-style-name="Visited_20_Internet_20_Link"><text:span text:style-name="Emphasis">Hitch-hiker's Guide to Europe</text:span></text:a> book, and while lying drunk in a field in <text:a xlink:type="simple" xlink:href="http://en.wikipedia.org/w/index.php?title=Innsbruck" text:style-name="Internet_20_link" text:visited-style-name="Visited_20_Internet_20_Lin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id="ftn6" text:note-class="footnote"><text:note-citation>6</text:note-citation><text:note-body><text:p text:style-name="Footnote">Simpson, M. J. (2003). <text:span text:style-name="Emphasis">Hitchhiker: A Biography of Douglas Adams</text:span> (First US Edition ed.). Justin Charles &amp; Co.. p. 340. ISBN 1-932112-17-0.</text:p></text:note-body></text:note></text:p>
          <text:p text:style-name="TextBody">Adams's fictional <text:span text:style-name="Emphasis">Guide</text:span> is an electronic guidebook to the <text:a xlink:type="simple" xlink:href="http://en.wikipedia.org/w/index.php?title=Milky_Way" text:style-name="Internet_20_link" text:visited-style-name="Visited_20_Internet_20_Link">Milky Way</text:a> galaxy, originally published by <text:a xlink:type="simple" xlink:href="http://en.wikipedia.org/w/index.php?title=Megadodo_Publications" text:style-name="Internet_20_link" text:visited-style-name="Visited_20_Internet_20_Link">Megadodo Publications</text:a>, one of the great publishing houses of <text:a xlink:type="simple" xlink:href="http://en.wikipedia.org/w/index.php?title=Ursa_Minor_Beta" text:style-name="Internet_20_link" text:visited-style-name="Visited_20_Internet_20_Link">Ursa Minor Beta</text:a>. The narrative of the various versions of the story are frequently punctuated with excerpts from the <text:span text:style-name="Emphasis">Guide</text:span>. The voice of the <text:span text:style-name="Emphasis">Guide</text:span> (<text:a xlink:type="simple" xlink:href="http://en.wikipedia.org/w/index.php?title=Peter_Jones_%28actor%29" text:style-name="Internet_20_link" text:visited-style-name="Visited_20_Internet_20_Link">Peter Jones</text:a> in the first two radio series and TV versions, later <text:a xlink:type="simple" xlink:href="http://en.wikipedia.org/w/index.php?title=William_Franklyn" text:style-name="Internet_20_link" text:visited-style-name="Visited_20_Internet_20_Link">William Franklyn</text:a> in the third, fourth and fifth radio series, and <text:a xlink:type="simple" xlink:href="http://en.wikipedia.org/w/index.php?title=Stephen_Fry" text:style-name="Internet_20_link" text:visited-style-name="Visited_20_Internet_20_Link">Stephen Fry</text:a> in the movie version), also provides general narration.</text:p>
        </text:section>
        <text:section text:style-name="Sect1" text:name="Original radio series ">
          <text:h text:style-name="Heading1" text:outline-level="2"><text:soft-page-break/>Original radio series </text:h>
          <text:p text:style-name="TextBody">The <text:a xlink:type="simple" xlink:href="http://en.wikipedia.org/w/index.php?title=The_Hitchhiker%27s_Guide_to_the_Galaxy_Primary_and_Secondary_Phases%23The_Primary_Phase" text:style-name="Internet_20_link" text:visited-style-name="Visited_20_Internet_20_Link">first radio series</text:a> of six episodes (called "Fits" after the names of the sections of <text:a xlink:type="simple" xlink:href="http://en.wikipedia.org/w/index.php?title=Lewis_Carroll" text:style-name="Internet_20_link" text:visited-style-name="Visited_20_Internet_20_Link">Lewis Carroll</text:a>'s nonsense poem "<text:a xlink:type="simple" xlink:href="http://en.wikipedia.org/w/index.php?title=The_Hunting_of_the_Snark" text:style-name="Internet_20_link" text:visited-style-name="Visited_20_Internet_20_Link">The Hunting of the Snark</text:a>")<text:note text:id="ftn7" text:note-class="footnote"><text:note-citation>7</text:note-citation><text:note-body><text:p text:style-name="Footnote"><text:a xlink:type="simple" xlink:href="http://www.m-w.com/cgi-bin/dictionary?book=Dictionary&amp;va=fit&amp;x=0&amp;y=0" text:style-name="Internet_20_link" text:visited-style-name="Visited_20_Internet_20_Link">Merriam-Webster Online</text:a> definition of 'fit'.</text:p></text:note-body></text:note> was broadcast in 1978 on <text:a xlink:type="simple" xlink:href="http://en.wikipedia.org/w/index.php?title=BBC_Radio_4" text:style-name="Internet_20_link" text:visited-style-name="Visited_20_Internet_20_Link">BBC Radio 4</text:a>. Despite a low-key launch of the series (the first episode was broadcast at 10:30 p.m. on Wednesday, 8 March 1978), it received generally good reviews and a tremendous audience reaction for radio.<text:note text:id="ftn8" text:note-class="footnote"><text:note-citation>8</text:note-citation><text:note-body><text:p text:style-name="Footnote">Simpson, M. J. (2005). <text:span text:style-name="Emphasis">The Pocket Essential Hitchhiker's Guide</text:span> (Second Edition ed.). Pocket Essentials. p. 33. ISBN 1-904048-46-3.</text:p></text:note-body></text:note> A one-off episode (a "Christmas special") was broadcast later in the year. The BBC was in the practice, at the time, of commissioning "Christmas Special" episodes for popular radio series, and while an early draft of this episode of <text:span text:style-name="Emphasis">The Hitchhiker's Guide</text:span> had a Christmas-related plotline, it was decided to be "in slightly poor taste" and the episode as transmitted served as a bridge between the two series.<text:note text:id="ftn9" text:note-class="footnote"><text:note-citation>9</text:note-citation><text:note-body><text:p text:style-name="Footnote">Adams, Douglas (2003). Geoffrey Perkins (ed.), additional Material by M. J. Simpson.. ed. <text:a xlink:type="simple" xlink:href="http://en.wikipedia.org/w/index.php?title=The_Hitchhiker%27s_Guide_to_the_Galaxy:_The_Original_Radio_Scripts" text:style-name="Internet_20_link" text:visited-style-name="Visited_20_Internet_20_Link"><text:span text:style-name="Emphasis">The Hitchhiker's Guide to the Galaxy: The Original Radio Scripts</text:span></text:a> (25th Anniversary Edition ed.). Pan Books. p. 147. ISBN 0-330-41957-9.</text:p></text:note-body></text:note> This episode was released as part of the second radio series and, later, <text:a xlink:type="simple" xlink:href="http://en.wikipedia.org/w/index.php?title=The_Hitchhiker%27s_Guide_to_the_Galaxy_Primary_and_Secondary_Phases%23The_Secondary_Phase" text:style-name="Internet_20_link" text:visited-style-name="Visited_20_Internet_20_Link"><text:span text:style-name="Emphasis">The Secondary Phase</text:span></text:a> on cassettes and CDs. The Primary and Secondary Phases were aired, in a slightly edited version, in the United States on <text:a xlink:type="simple" xlink:href="http://en.wikipedia.org/w/index.php?title=NPR_Playhouse" text:style-name="Internet_20_link" text:visited-style-name="Visited_20_Internet_20_Link">NPR Playhouse</text:a>.</text:p>
          <text:p text:style-name="TextBody">The first series was repeated twice in 1978 alone and many more times in the next few years. This led to an <text:a xlink:type="simple" xlink:href="http://en.wikipedia.org/w/index.php?title=%23LP_album_adaptations" text:style-name="Internet_20_link" text:visited-style-name="Visited_20_Internet_20_Link">LP re-recording</text:a>, produced independently of the BBC for sale, and a further adaptation of the series as a book. A second radio series, which consisted of a further five episodes, and bringing the total number of episodes to 12, was broadcast in 1980. </text:p>
          <text:p text:style-name="TextBody">The radio series (and the LP and TV versions) greatly benefited from the <text:a xlink:type="simple" xlink:href="http://en.wikipedia.org/w/index.php?title=Narration" text:style-name="Internet_20_link" text:visited-style-name="Visited_20_Internet_20_Link">narration</text:a> of noted comedy actor <text:a xlink:type="simple" xlink:href="http://en.wikipedia.org/w/index.php?title=Peter_Jones_%28actor%29" text:style-name="Internet_20_link" text:visited-style-name="Visited_20_Internet_20_Link">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 text:style-name="TextBody">The series was also notable for its use of sound, being the first comedy series to be produced in <text:a xlink:type="simple" xlink:href="http://en.wikipedia.org/w/index.php?title=Stereophonic_sound" text:style-name="Internet_20_link" text:visited-style-name="Visited_20_Internet_20_Link">stereo</text:a>. Adams said that he wanted the programme's production to be comparable to that of a modern rock album. Much of the programme's budget was spent on sound effects, which were largely the work of <text:a xlink:type="simple" xlink:href="http://en.wikipedia.org/w/index.php?title=Paddy_Kingsland" text:style-name="Internet_20_link" text:visited-style-name="Visited_20_Internet_20_Link">Paddy Kingsland</text:a> (for the pilot episode and the complete second series) and <text:a xlink:type="simple" xlink:href="http://en.wikipedia.org/w/index.php?title=Dick_Mills" text:style-name="Internet_20_link" text:visited-style-name="Visited_20_Internet_20_Link">Dick Mills</text:a> and Harry Parker (for the remaining episodes (2–6) of the first series). The fact that they were at the forefront of modern radio production in 1978 and 1980 was reflected when the three new series of <text:span text:style-name="Emphasis">Hitchhiker's</text:span> became some of the first radio shows to be mixed into four-channel <text:a xlink:type="simple" xlink:href="http://en.wikipedia.org/w/index.php?title=Dolby_Surround" text:style-name="Internet_20_link" text:visited-style-name="Visited_20_Internet_20_Link">Dolby Surround</text:a>. This mix was also featured on DVD releases of the third radio series.</text:p>
          <text:p text:style-name="TextBody"><text:soft-page-break/>The theme tune used for the radio, television, LP and film versions is "Journey of the Sorcerer", an <text:a xlink:type="simple" xlink:href="http://en.wikipedia.org/w/index.php?title=Instrumental" text:style-name="Internet_20_link" text:visited-style-name="Visited_20_Internet_20_Link">instrumental</text:a> piece composed by <text:a xlink:type="simple" xlink:href="http://en.wikipedia.org/w/index.php?title=Bernie_Leadon" text:style-name="Internet_20_link" text:visited-style-name="Visited_20_Internet_20_Link">Bernie Leadon</text:a> and recorded by <text:a xlink:type="simple" xlink:href="http://en.wikipedia.org/w/index.php?title=The_Eagles" text:style-name="Internet_20_link" text:visited-style-name="Visited_20_Internet_20_Link">The Eagles</text:a> on their album <text:a xlink:type="simple" xlink:href="http://en.wikipedia.org/w/index.php?title=One_of_These_Nights" text:style-name="Internet_20_link" text:visited-style-name="Visited_20_Internet_20_Link"><text:span text:style-name="Emphasis">One of These Nights</text:span></text:a>. Only the transmitted radio series used the original recording; a sound-alike cover by <text:a xlink:type="simple" xlink:href="http://en.wikipedia.org/w/index.php?title=Tim_Souster" text:style-name="Internet_20_link" text:visited-style-name="Visited_20_Internet_20_Link">Tim Souster</text:a> was used for the LP and TV series, another arrangement by <text:a xlink:type="simple" xlink:href="http://en.wikipedia.org/w/index.php?title=Joby_Talbot" text:style-name="Internet_20_link" text:visited-style-name="Visited_20_Internet_20_Link">Joby Talbot</text:a> was used for the 2005 film, and still another arrangement, this time by <text:a xlink:type="simple" xlink:href="http://en.wikipedia.org/w/index.php?title=Philip_Pope" text:style-name="Internet_20_link" text:visited-style-name="Visited_20_Internet_20_Link">Philip Pope</text:a>, was recorded to be released with the CDs of the last three radio series. Apparently, Adams chose this song for its futuristic-sounding nature, but also for the fact that it had a <text:a xlink:type="simple" xlink:href="http://en.wikipedia.org/w/index.php?title=Banjo" text:style-name="Internet_20_link" text:visited-style-name="Visited_20_Internet_20_Link">banjo</text:a> in it, which, as <text:a xlink:type="simple" xlink:href="http://en.wikipedia.org/w/index.php?title=Geoffrey_Perkins" text:style-name="Internet_20_link" text:visited-style-name="Visited_20_Internet_20_Link">Geoffrey Perkins</text:a> recalls, Adams said would give it an "on the road, hitch-hiking feel."<text:note text:id="ftn10" text:note-class="footnote"><text:note-citation>10</text:note-citation><text:note-body><text:p text:style-name="Footnote">Ibid. Page 32.</text:p></text:note-body></text:note></text:p>
          <text:p text:style-name="TextBody">The twelve episodes were released on CD and <text:a xlink:type="simple" xlink:href="http://en.wikipedia.org/w/index.php?title=Compact_audio_cassette" text:style-name="Internet_20_link" text:visited-style-name="Visited_20_Internet_20_Link">cassette</text:a> in 1988, becoming the first CD release in the <text:a xlink:type="simple" xlink:href="http://en.wikipedia.org/w/index.php?title=BBC_Radio_Collection" text:style-name="Internet_20_link" text:visited-style-name="Visited_20_Internet_20_Link">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id="ftn11" text:note-class="footnote"><text:note-citation>11</text:note-citation><text:note-body><text:p text:style-name="Footnote">Ibid. Page 253.</text:p></text:note-body></text:note> It was about at this time that a "Tertiary Phase" was first discussed with Dirk Maggs, adapting <text:span text:style-name="Emphasis">Life, the Universe and Everything</text:span>, but this series would not be recorded for another ten years.<text:note text:id="ftn12" text:note-class="footnote"><text:note-citation>12</text:note-citation><text:note-body><text:p text:style-name="Footnote">Adams, Douglas. (2005). <text:a xlink:type="simple" xlink:href="http://en.wikipedia.org/w/index.php?title=Dirk_Maggs" text:style-name="Internet_20_link" text:visited-style-name="Visited_20_Internet_20_Link">Dirk Maggs</text:a>, dramatisations and editor.. ed. <text:span text:style-name="Emphasis">The Hitchhiker's Guide to the Galaxy Radio Scripts: The Tertiary, Quandary and Quintessential Phases</text:span>. Pan Books. xiv. ISBN 0-330-43510-8.</text:p></text:note-body></text:note></text:p>
          <text:p text:style-name="TextBody">The audience survey reaction report at the time actually reported a very split reaction – people hated it, or loved it. The decision to commission the second series was backed by gut management instincts rather than clear metrics. </text:p>
          <text:p text:style-name="TextBody"><text:span text:style-name="Bold">Main cast:</text:span></text:p>
          <text:list xml:id="list3036610178" text:style-name="unorderedlist">
            <text:list-item>
              <text:p text:style-name="P1"><text:a xlink:type="simple" xlink:href="http://en.wikipedia.org/w/index.php?title=Simon_Jones_%28actor%29" text:style-name="Internet_20_link" text:visited-style-name="Visited_20_Internet_20_Link">Simon Jones</text:a> as <text:a xlink:type="simple" xlink:href="http://en.wikipedia.org/w/index.php?title=Arthur_Dent" text:style-name="Internet_20_link" text:visited-style-name="Visited_20_Internet_20_Link">Arthur Dent</text:a></text:p>
            </text:list-item>
            <text:list-item>
              <text:p text:style-name="P1"><text:a xlink:type="simple" xlink:href="http://en.wikipedia.org/w/index.php?title=Geoffrey_McGivern" text:style-name="Internet_20_link" text:visited-style-name="Visited_20_Internet_20_Link">Geoffrey McGivern</text:a> as <text:a xlink:type="simple" xlink:href="http://en.wikipedia.org/w/index.php?title=Ford_Prefect_%28character%29" text:style-name="Internet_20_link" text:visited-style-name="Visited_20_Internet_20_Link">Ford Prefect</text:a></text:p>
            </text:list-item>
            <text:list-item>
              <text:p text:style-name="P1"><text:a xlink:type="simple" xlink:href="http://en.wikipedia.org/w/index.php?title=Susan_Sheridan" text:style-name="Internet_20_link" text:visited-style-name="Visited_20_Internet_20_Link">Susan Sheridan</text:a> as <text:a xlink:type="simple" xlink:href="http://en.wikipedia.org/w/index.php?title=Trillian_%28character%29" text:style-name="Internet_20_link" text:visited-style-name="Visited_20_Internet_20_Link">Trillian</text:a></text:p>
            </text:list-item>
            <text:list-item>
              <text:p text:style-name="P1"><text:a xlink:type="simple" xlink:href="http://en.wikipedia.org/w/index.php?title=Mark_Wing-Davey" text:style-name="Internet_20_link" text:visited-style-name="Visited_20_Internet_20_Link">Mark Wing-Davey</text:a> as <text:a xlink:type="simple" xlink:href="http://en.wikipedia.org/w/index.php?title=Zaphod_Beeblebrox" text:style-name="Internet_20_link" text:visited-style-name="Visited_20_Internet_20_Link">Zaphod Beeblebrox</text:a></text:p>
            </text:list-item>
            <text:list-item>
              <text:p text:style-name="P1"><text:a xlink:type="simple" xlink:href="http://en.wikipedia.org/w/index.php?title=Stephen_Moore_%28actor%29" text:style-name="Internet_20_link" text:visited-style-name="Visited_20_Internet_20_Link">Stephen Moore</text:a> as <text:a xlink:type="simple" xlink:href="http://en.wikipedia.org/w/index.php?title=Marvin_the_Paranoid_Android" text:style-name="Internet_20_link" text:visited-style-name="Visited_20_Internet_20_Link">Marvin, the Paranoid Android</text:a></text:p>
            </text:list-item>
            <text:list-item>
              <text:p text:style-name="P1"><text:a xlink:type="simple" xlink:href="http://en.wikipedia.org/w/index.php?title=Richard_Vernon" text:style-name="Internet_20_link" text:visited-style-name="Visited_20_Internet_20_Link">Richard Vernon</text:a> as <text:a xlink:type="simple" xlink:href="http://en.wikipedia.org/w/index.php?title=Slartibartfast" text:style-name="Internet_20_link" text:visited-style-name="Visited_20_Internet_20_Link">Slartibartfast</text:a></text:p>
            </text:list-item>
            <text:list-item>
              <text:p text:style-name="P1"><text:a xlink:type="simple" xlink:href="http://en.wikipedia.org/w/index.php?title=Peter_Jones_%28actor%29" text:style-name="Internet_20_link" text:visited-style-name="Visited_20_Internet_20_Link">Peter Jones</text:a> as <text:a xlink:type="simple" xlink:href="http://en.wikipedia.org/w/index.php?title=The_Guide_%28character%29" text:style-name="Internet_20_link" text:visited-style-name="Visited_20_Internet_20_Link">The Book</text:a></text:p>
            </text:list-item>
          </text:list>
        </text:section>
        <text:section text:style-name="Sect1" text:name="Novels ">
          <text:h text:style-name="Heading1" text:outline-level="2">Novels </text:h>
          <text:p text:style-name="TextBody">The novels are described as "a <text:a xlink:type="simple" xlink:href="http://en.wikipedia.org/w/index.php?title=Trilogy" text:style-name="Internet_20_link" text:visited-style-name="Visited_20_Internet_20_Link">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 </text:p>
          <text:p text:style-name="TextBody"><text:soft-page-break/>The plots of the television and radio series are more or less the same as that of the first two novels, though some of the events occur in a different order and many of the details are changed. Much of parts five and six of the radio series were written by <text:a xlink:type="simple" xlink:href="http://en.wikipedia.org/w/index.php?title=John_Lloyd_%28writer%29" text:style-name="Internet_20_link" text:visited-style-name="Visited_20_Internet_20_Link">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TextBody">Before his death from a heart attack at age 49 in 2001, Adams was considering writing a sixth novel in the Hitchhiker's series. He was working on a third <text:a xlink:type="simple" xlink:href="http://en.wikipedia.org/w/index.php?title=Dirk_Gently" text:style-name="Internet_20_link" text:visited-style-name="Visited_20_Internet_20_Link">Dirk Gently</text:a> novel under the working title, <text:a xlink:type="simple" xlink:href="http://en.wikipedia.org/w/index.php?title=The_Salmon_of_Doubt" text:style-name="Internet_20_link" text:visited-style-name="Visited_20_Internet_20_Link"><text:span text:style-name="Emphasis">The Salmon of Doubt</text:span></text:a>, but felt that the book was not working and abandoned it. In an interview, he said some of the ideas in the book might fit better in the Hitchhiker's series, and suggested he might rework those ideas into a sixth book in that series. He described <text:span text:style-name="Emphasis">Mostly Harmless</text:span> as "a very bleak book" and said he "would love to finish <text:span text:style-name="Emphasis">Hitchhiker</text:span> on a slightly more upbeat note". Adams also remarked that if he were to write a sixth installment, he would at least start with all the characters in the same place.<text:note text:id="ftn13" text:note-class="footnote"><text:note-citation>13</text:note-citation><text:note-body><text:p text:style-name="Footnote">Adams, Douglas (2002). <text:a xlink:type="simple" xlink:href="http://en.wikipedia.org/w/index.php?title=Peter_Guzzardi" text:style-name="Internet_20_link" text:visited-style-name="Visited_20_Internet_20_Link">Peter Guzzardi</text:a> (ed.). ed. <text:a xlink:type="simple" xlink:href="http://en.wikipedia.org/w/index.php?title=The_Salmon_of_Doubt" text:style-name="Internet_20_link" text:visited-style-name="Visited_20_Internet_20_Link"><text:span text:style-name="Emphasis">The Salmon of Doubt</text:span></text:a><text:span text:style-name="Emphasis">: Hitchhiking the Galaxy One Last Time</text:span> (First UK Edition ed.). Macmillan. p. 198. ISBN 0-333-76657-1.</text:p></text:note-body></text:note> Eoin Colfer, who wrote the sixth book in the Hitchhiker's series in 2008-09, used this latter concept but apparently none of the plot ideas from <text:span text:style-name="Emphasis">The Salmon of Doubt</text:span>.</text:p>
          <text:section text:style-name="Sect1" text:name="Section1">
            <text:h text:style-name="Heading2" text:outline-level="3">The Hitchhiker's Guide to the Galaxy</text:h>
            <text:p text:style-name="TextBody">In <text:span text:style-name="Emphasis">The Hitchhiker's Guide to the Galaxy</text:span> (published in 1979), the characters visit the legendary planet Magrathea, home to the now-collapsed planet-building industry, and meet <text:a xlink:type="simple" xlink:href="http://en.wikipedia.org/w/index.php?title=Slartibartfast" text:style-name="Internet_20_link" text:visited-style-name="Visited_20_Internet_20_Link">Slartibartfast</text:a>, a planetary coastline designer who was responsible for the <text:a xlink:type="simple" xlink:href="http://en.wikipedia.org/w/index.php?title=Fjords" text:style-name="Internet_20_link" text:visited-style-name="Visited_20_Internet_20_Link">fjords</text:a> of Norway. Through archival recordings, he relates the story of a race of hyper-intelligent pan-dimensional beings who built a computer named <text:a xlink:type="simple" xlink:href="http://en.wikipedia.org/w/index.php?title=Minor_characters_from_The_Hitchhiker%27s_Guide_to_the_Galaxy%23Deep_Thought" text:style-name="Internet_20_link" text:visited-style-name="Visited_20_Internet_20_Link">Deep Thought</text:a> to calculate the <text:a xlink:type="simple" xlink:href="http://en.wikipedia.org/w/index.php?title=Answer_to_Life%2C_the_Universe%2C_and_Everything" text:style-name="Internet_20_link" text:visited-style-name="Visited_20_Internet_20_Link">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type="simple" xlink:href="http://en.wikipedia.org/w/index.php?title=42_Puzzle" text:style-name="Internet_20_link" text:visited-style-name="Visited_20_Internet_20_Link">42 Puzzle</text:a>, a puzzle which could be approached in multiple ways, all yielding the answer 42.)</text:p>
            <text:p text:style-name="TextBody">The computer, often mistaken for a planet (because of its size and use of biological components), was the Earth, and was destroyed by <text:a xlink:type="simple" xlink:href="http://en.wikipedia.org/w/index.php?title=Vogons" text:style-name="Internet_20_link" text:visited-style-name="Visited_20_Internet_20_Link">Vogons</text:a> to make way for a hyperspatial express route, five minutes before the conclusion of its 10-million-year program. Two of a race of hyper-intelligent pan-dimensional beings who commissioned the Earth in the first place, disguise themselves as Trillian's <text:a xlink:type="simple" xlink:href="http://en.wikipedia.org/w/index.php?title=Minor_characters_from_The_Hitchhiker%27s_Guide_to_the_Galaxy%23Frankie_and_Benjy_Mouse" text:style-name="Internet_20_link" text:visited-style-name="Visited_20_Internet_20_Link">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type="simple" xlink:href="http://en.wikipedia.org/w/index.php?title=Blowin%27_in_the_Wind" text:style-name="Internet_20_link" text:visited-style-name="Visited_20_Internet_20_Link">How many roads must a man walk down?</text:a>" </text:p>
            <text:p text:style-name="TextBody"><text:soft-page-break/>The book was adapted from the first four radio episodes. It was first published in 1979, initially in paperback, by <text:a xlink:type="simple" xlink:href="http://en.wikipedia.org/w/index.php?title=Pan_Books" text:style-name="Internet_20_link" text:visited-style-name="Visited_20_Internet_20_Link">Pan Books</text:a>, after <text:a xlink:type="simple" xlink:href="http://en.wikipedia.org/w/index.php?title=BBC_Publishing" text:style-name="Internet_20_link" text:visited-style-name="Visited_20_Internet_20_Link">BBC Publishing</text:a> had turned down the offer of publishing a novelisation, an action they would later regret.<text:note text:id="ftn14" text:note-class="footnote"><text:note-citation>14</text:note-citation><text:note-body><text:p text:style-name="Footnote">Simpson, M. J. (2003). <text:span text:style-name="Emphasis">Hitchhiker: A Biography of Douglas Adams</text:span> (First US Edition ed.). Justin Charles &amp; Co.. p. 131. ISBN 1-932112-17-0.</text:p></text:note-body></text:note> The book reached number one on the book charts in only its second week, and sold over 250,000 copies within three months of its release. A hardback edition was published by Harmony Books, a division of <text:a xlink:type="simple" xlink:href="http://en.wikipedia.org/w/index.php?title=Random_House" text:style-name="Internet_20_link" text:visited-style-name="Visited_20_Internet_20_Link">Random House</text:a> in the United States in October 1980, and the 1981 US paperback edition was promoted by the give-away of 3,000 free copies in the magazine <text:a xlink:type="simple" xlink:href="http://en.wikipedia.org/w/index.php?title=Rolling_Stone" text:style-name="Internet_20_link" text:visited-style-name="Visited_20_Internet_20_Link"><text:span text:style-name="Emphasis">Rolling Stone</text:span></text:a> to build <text:a xlink:type="simple" xlink:href="http://en.wikipedia.org/w/index.php?title=Word_of_mouth" text:style-name="Internet_20_link" text:visited-style-name="Visited_20_Internet_20_Link">word of mouth</text:a>. In 2005, Del Rey Books rereleased the Hitchhiker series with new covers for the release of the 2005 movie. To date, it has sold over 14 million copies.<text:note text:id="ftn15" text:note-class="footnote"><text:note-citation>15</text:note-citation><text:note-body><text:p text:style-name="Footnote"><text:a xlink:type="simple" xlink:href="http://contemporarylit.about.com/od/memoir/fr/dontPanic.htm" text:style-name="Internet_20_link" text:visited-style-name="Visited_20_Internet_20_Link">Review of</text:a> <text:a xlink:type="simple" xlink:href="http://en.wikipedia.org/w/index.php?title=Neil_Gaiman" text:style-name="Internet_20_link" text:visited-style-name="Visited_20_Internet_20_Link">Neil Gaiman</text:a>'s <text:a xlink:type="simple" xlink:href="http://en.wikipedia.org/w/index.php?title=Don%27t_Panic:_The_Official_Hitchhiker%27s_Guide_to_the_Galaxy_Companion" text:style-name="Internet_20_link" text:visited-style-name="Visited_20_Internet_20_Link"><text:span text:style-name="Emphasis">Don't Panic</text:span></text:a></text:p></text:note-body></text:note></text:p>
            <text:p text:style-name="TextBody">A <text:a xlink:type="simple" xlink:href="http://en.wikipedia.org/w/index.php?title=The_Hitchhiker%27s_Guide_to_the_Galaxy_%28book%29%23Illustrated_Edition" text:style-name="Internet_20_link" text:visited-style-name="Visited_20_Internet_20_Link">photo-illustrated edition</text:a> of the first novel appeared in 1994. </text:p>
          </text:section>
          <text:section text:style-name="Sect1" text:name="The Restaurant at the End of the Universe">
            <text:h text:style-name="Heading2" text:outline-level="3">The Restaurant at the End of the Universe</text:h>
            <text:p text:style-name="TextBody">In <text:span text:style-name="Emphasis">The Restaurant at the End of the Universe</text:span> (published in 1980), Zaphod is separated from the others and finds he is part of a <text:a xlink:type="simple" xlink:href="http://en.wikipedia.org/w/index.php?title=Cabal" text:style-name="Internet_20_link" text:visited-style-name="Visited_20_Internet_20_Link">conspiracy</text:a> to uncover who really runs the Universe. Zaphod meets <text:a xlink:type="simple" xlink:href="http://en.wikipedia.org/w/index.php?title=Minor_characters_from_The_Hitchhiker%27s_Guide_to_the_Galaxy%23Zarniwoop_/_Vann_Harl" text:style-name="Internet_20_link" text:visited-style-name="Visited_20_Internet_20_Link">Zarniwoop</text:a>, a conspirator and editor for <text:span text:style-name="Emphasis">The Guide</text:span>, who knows where to find the secret ruler. Zaphod becomes briefly reunited with the others for a trip to <text:a xlink:type="simple" xlink:href="http://en.wikipedia.org/w/index.php?title=Milliways" text:style-name="Internet_20_link" text:visited-style-name="Visited_20_Internet_20_Link">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TextBody">Ford and Arthur, meanwhile, end up on a spacecraft full of the outcasts of the <text:a xlink:type="simple" xlink:href="http://en.wikipedia.org/w/index.php?title=Golgafrincham" text:style-name="Internet_20_link" text:visited-style-name="Visited_20_Internet_20_Link">Golgafrinchan</text:a> civilisation. The ship crashes on <text:a xlink:type="simple" xlink:href="http://en.wikipedia.org/w/index.php?title=Prehistory" text:style-name="Internet_20_link" text:visited-style-name="Visited_20_Internet_20_Link">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type="simple" xlink:href="http://en.wikipedia.org/w/index.php?title=Scrabble" text:style-name="Internet_20_link" text:visited-style-name="Visited_20_Internet_20_Link">Scrabble</text:a> set, it is "What do you get if you multiply six by nine?" Arthur then comments, "I've always said there was something fundamentally wrong with the universe." </text:p>
            <text:p text:style-name="TextBody">The book was adapted from the remaining material in the radio series—covering from the fifth episode to the twelfth episode, although the ordering was greatly changed (in particular, the events of <text:a xlink:type="simple" xlink:href="http://en.wikipedia.org/w/index.php?title=The_Hitchhiker%27s_Guide_to_the_Galaxy_Primary_and_Secondary_Phases%23Fit_the_Sixth" text:style-name="Internet_20_link" text:visited-style-name="Visited_20_Internet_20_Link">Fit the Sixth</text:a>, with Ford and Arthur being stranded on pre-historic Earth, end the book, and their rescue in <text:a xlink:type="simple" xlink:href="http://en.wikipedia.org/w/index.php?title=The_Hitchhiker%27s_Guide_to_the_Galaxy_Primary_and_Secondary_Phases%23Fit_the_Seventh" text:style-name="Internet_20_link" text:visited-style-name="Visited_20_Internet_20_Link">Fit the Seventh</text:a> is deleted), and most of the <text:a xlink:type="simple" xlink:href="http://en.wikipedia.org/w/index.php?title=Brontitall" text:style-name="Internet_20_link" text:visited-style-name="Visited_20_Internet_20_Link">Brontitall</text:a> incident was omitted, instead of the Haggunenon sequence, co-written by John Loyd, the <text:a xlink:type="simple" xlink:href="http://en.wikipedia.org/w/index.php?title=Minor_characters_from_The_Hitchhiker%27s_Guide_to_the_Galaxy%23Hotblack_Desiato" text:style-name="Internet_20_link" text:visited-style-name="Visited_20_Internet_20_Link">Disaster Area</text:a> stuntship was substituted—this having first been introduced in the <text:a xlink:type="simple" xlink:href="http://en.wikipedia.org/w/index.php?title=%23LP_album_adaptations" text:style-name="Internet_20_link" text:visited-style-name="Visited_20_Internet_20_Link">LP version</text:a>. Adams himself considered <text:span text:style-name="Emphasis">Restaurant</text:span> to be his best novel of the five.<text:note text:id="ftn16" text:note-class="footnote"><text:note-citation>16</text:note-citation><text:note-body><text:p text:style-name="Footnote">Gaiman, Neil: <text:a xlink:type="simple" xlink:href="http://en.wikipedia.org/w/index.php?title=Don%27t_Panic:_The_Official_Hitchhiker%27s_Guide_to_the_Galaxy_Companion" text:style-name="Internet_20_link" text:visited-style-name="Visited_20_Internet_20_Link"><text:span text:style-name="Emphasis">Don't Panic: The Official Hitchhiker's Guide to the Galaxy Companion</text:span></text:a>, Chapter 14. Titan Books Ltd. 1987-1993</text:p></text:note-body></text:note></text:p>
          </text:section>
          <text:section text:style-name="Sect1" text:name="Life, the Universe and Everything">
            <text:h text:style-name="Heading2" text:outline-level="3"><text:soft-page-break/>Life, the Universe and Everything</text:h>
            <text:p text:style-name="TextBody">In <text:span text:style-name="Emphasis">Life, the Universe and Everything</text:span> (published in 1982), Ford and Arthur travel through the space-time continuum from prehistoric Earth to <text:a xlink:type="simple" xlink:href="http://en.wikipedia.org/w/index.php?title=Lord%27s_Cricket_Ground" text:style-name="Internet_20_link" text:visited-style-name="Visited_20_Internet_20_Link">Lord's Cricket Ground</text:a>. There they run into Slartibartfast, who enlists their aid in preventing galactic war. Long ago, the people of <text:a xlink:type="simple" xlink:href="http://en.wikipedia.org/w/index.php?title=Krikkit" text:style-name="Internet_20_link" text:visited-style-name="Visited_20_Internet_20_Link">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TextBody">This was the first Hitchhiker's book originally written as a book and not adapted from radio. Its story was based on a treatment Adams had written for a <text:a xlink:type="simple" xlink:href="http://en.wikipedia.org/w/index.php?title=Doctor_Who" text:style-name="Internet_20_link" text:visited-style-name="Visited_20_Internet_20_Link"><text:span text:style-name="Emphasis">Doctor Who</text:span></text:a> theatrical release,<text:note text:id="ftn17" text:note-class="footnote"><text:note-citation>17</text:note-citation><text:note-body><text:p text:style-name="Footnote">Gaiman, Appendix V: Doctor Who and the Krikkitmen</text:p></text:note-body></text:note> with the Doctor role being split between Slartibartfast (to begin with), and later Trillian and Arthur.</text:p>
            <text:p text:style-name="TextBody">In 2004 it was adapted for radio as the <text:a xlink:type="simple" xlink:href="http://en.wikipedia.org/w/index.php?title=The_Hitchhiker%27s_Guide_to_the_Galaxy_Tertiary_to_Quintessential_Phases%23The_Tertiary_Phase" text:style-name="Internet_20_link" text:visited-style-name="Visited_20_Internet_20_Link">Tertiary Phase</text:a> of the radio series. </text:p>
          </text:section>
          <text:section text:style-name="Sect1" text:name="So Long, and Thanks for All the Fish">
            <text:h text:style-name="Heading2" text:outline-level="3">So Long, and Thanks for All the Fish</text:h>
            <text:p text:style-name="TextBody">In <text:span text:style-name="Emphasis">So Long, and Thanks for All the Fish</text:span> (published in 1984), Arthur returns home to Earth, rather surprisingly since it was destroyed when he left. He meets and falls in love with a girl named <text:a xlink:type="simple" xlink:href="http://en.wikipedia.org/w/index.php?title=Minor_characters_from_The_Hitchhiker%27s_Guide_to_the_Galaxy%23Fenchurch" text:style-name="Internet_20_link" text:visited-style-name="Visited_20_Internet_20_Link">Fenchurch</text:a>, and discovers this Earth is a replacement provided by the <text:a xlink:type="simple" xlink:href="http://en.wikipedia.org/w/index.php?title=Dolphin" text:style-name="Internet_20_link" text:visited-style-name="Visited_20_Internet_20_Link">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TextBody">This was the first <text:span text:style-name="Emphasis">Hitchhiker's</text:span> novel which was not an adaptation of any previously written story or script. In 2005 it was adapted for radio as the <text:a xlink:type="simple" xlink:href="http://en.wikipedia.org/w/index.php?title=The_Hitchhiker%27s_Guide_to_the_Galaxy_Tertiary_to_Quintessential_Phases%23The_Quandary_Phase" text:style-name="Internet_20_link" text:visited-style-name="Visited_20_Internet_20_Link">Quandary Phase</text:a> of the radio series.</text:p>
          </text:section>
          <text:section text:style-name="Sect1" text:name="Mostly Harmless">
            <text:h text:style-name="Heading2" text:outline-level="3">Mostly Harmless</text:h>
            <text:p text:style-name="TextBody">Finally, in <text:span text:style-name="Emphasis">Mostly Harmless</text:span> (published in 1992), Vogons take over <text:span text:style-name="Emphasis">The Hitchhiker's Guide</text:span> (under the name of InfiniDim Enterprises), to finish, once and for all, the task of obliterating the Earth. After abruptly losing Fenchurch and travelling around the galaxy despondently, Arthur's spaceship crashes on the planet <text:a xlink:type="simple" xlink:href="http://en.wikipedia.org/w/index.php?title=Lamuella" text:style-name="Internet_20_link" text:visited-style-name="Visited_20_Internet_20_Link">Lamuella</text:a>, where he settles in happily as the official sandwich-maker for a small village of simple, peaceful people. Meanwhile, Ford Prefect breaks into <text:span text:style-name="Emphasis">The Guide's</text:span> offices, gets himself an infinite expense account from the computer system, and then meets <text:span text:style-name="Emphasis">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 text:style-name="TextBody"><text:soft-page-break/>Trillian uses DNA that Arthur donated for travelling money to have a daughter, and when she goes to cover a war, she leaves her daughter <text:a xlink:type="simple" xlink:href="http://en.wikipedia.org/w/index.php?title=Minor_characters_from_The_Hitchhiker%27s_Guide_to_the_Galaxy%23Random_Dent" text:style-name="Internet_20_link" text:visited-style-name="Visited_20_Internet_20_Link">Random Frequent Flyer Dent</text:a> with Arthur. Random, a more-than-typically troubled teenager, steals <text:span text:style-name="Emphasis">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type="simple" xlink:href="http://en.wikipedia.org/w/index.php?title=Agrajag" text:style-name="Internet_20_link" text:visited-style-name="Visited_20_Internet_20_Link">Agrajag</text:a>). Immediately afterwards, <text:span text:style-name="Emphasis">The Guide Mark II</text:span> causes the removal of all possible Earths from probability. All of the main characters, save Zaphod, were on Earth at the time and are apparently killed, bringing a good deal of satisfaction to the Vogons.</text:p>
            <text:p text:style-name="TextBody">In 2005 it was adapted for radio as the <text:a xlink:type="simple" xlink:href="http://en.wikipedia.org/w/index.php?title=The_Hitchhiker%27s_Guide_to_the_Galaxy_Tertiary_to_Quintessential_Phases%23The_Quintessential_Phase" text:style-name="Internet_20_link" text:visited-style-name="Visited_20_Internet_20_Link">Quintessential Phase</text:a> of the radio series, with the final episode first transmitted on 21 June 2005. </text:p>
          </text:section>
          <text:section text:style-name="Sect1" text:name="And Another Thing...">
            <text:h text:style-name="Heading2" text:outline-level="3">And Another Thing...</text:h>
            <text:p text:style-name="TextBody">It was announced on 17 September 2008 that <text:a xlink:type="simple" xlink:href="http://en.wikipedia.org/w/index.php?title=Artemis_Fowl_%28series%29" text:style-name="Internet_20_link" text:visited-style-name="Visited_20_Internet_20_Link"><text:span text:style-name="Emphasis">Artemis Fowl</text:span></text:a> author <text:a xlink:type="simple" xlink:href="http://en.wikipedia.org/w/index.php?title=Eoin_Colfer" text:style-name="Internet_20_link" text:visited-style-name="Visited_20_Internet_20_Link">Eoin Colfer</text:a> had been commissioned to write the sixth instalment entitled <text:span text:style-name="Emphasis">And Another Thing...</text:span> with Jane Belson, Adams' widow.<text:note text:id="ftn18" text:note-class="footnote"><text:note-citation>18</text:note-citation><text:note-body><text:p text:style-name="Footnote"><text:a xlink:type="simple" xlink:href="http://news.bbc.co.uk/1/hi/entertainment/7619828.stm" text:style-name="Internet_20_link" text:visited-style-name="Visited_20_Internet_20_Link">"New Hitchhiker's author announced"</text:a>. <text:span text:style-name="Emphasis">Entertainment/Arts</text:span> (BBC News). 2008-09-16. . Retrieved 2008-09-17.</text:p></text:note-body></text:note><text:note text:id="ftn19" text:note-class="footnote"><text:note-citation>19</text:note-citation><text:note-body><text:p text:style-name="Footnote">Griffiths, Peter (2008-09-17). <text:a xlink:type="simple" xlink:href="http://www.reuters.com/article/oddlyEnoughNews/idUSLH9268320080917?feedType=RSS&amp;feedName=oddlyEnoughNews&amp;rpc=69" text:style-name="Internet_20_link" text:visited-style-name="Visited_20_Internet_20_Link">"Hitchhiker's Guide series to ride again"</text:a>. <text:a xlink:type="simple" xlink:href="http://www.reuters.com/home" text:style-name="Internet_20_link" text:visited-style-name="Visited_20_Internet_20_Link"><text:span text:style-name="Emphasis">Reuters.com</text:span></text:a>. <text:a xlink:type="simple" xlink:href="http://en.wikipedia.org/w/index.php?title=Thomson_Reuters" text:style-name="Internet_20_link" text:visited-style-name="Visited_20_Internet_20_Link">Thomson Reuters</text:a>. . Retrieved 2008-09-17.</text:p></text:note-body></text:note></text:p>
            <text:p text:style-name="TextBody">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type="simple" xlink:href="http://en.wikipedia.org/w/index.php?title=Asgard_%28The_Hitchhiker%27s_Guide_to_the_Galaxy%29" text:style-name="Internet_20_link" text:visited-style-name="Visited_20_Internet_20_Link">Asgard</text:a> to get <text:a xlink:type="simple" xlink:href="http://en.wikipedia.org/w/index.php?title=Thor_%28The_Hitchhiker%27s_Guide_to_the_Galaxy%29" text:style-name="Internet_20_link" text:visited-style-name="Visited_20_Internet_20_Link">Thor</text:a>'s help. In the meantime, the <text:a xlink:type="simple" xlink:href="http://en.wikipedia.org/w/index.php?title=Vogon" text:style-name="Internet_20_link" text:visited-style-name="Visited_20_Internet_20_Link">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TextBody">The book was published by <text:a xlink:type="simple" xlink:href="http://en.wikipedia.org/w/index.php?title=Penguin_Books" text:style-name="Internet_20_link" text:visited-style-name="Visited_20_Internet_20_Link">Penguin Books</text:a> in the UK and <text:a xlink:type="simple" xlink:href="http://en.wikipedia.org/w/index.php?title=Hyperion_%28publisher%29" text:style-name="Internet_20_link" text:visited-style-name="Visited_20_Internet_20_Link">Hyperion</text:a> in the US on 12 October 2009.<text:note text:id="ftn20" text:note-class="footnote"><text:note-citation>20</text:note-citation><text:note-body><text:p text:style-name="Footnote"/></text:note-body></text:note><text:note text:id="ftn21" text:note-class="footnote"><text:note-citation>21</text:note-citation><text:note-body><text:p text:style-name="Footnote">Flood, Alison (2008-09-17). <text:a xlink:type="simple" xlink:href="http://www.guardian.co.uk/books/2008/sep/17/douglasadams" text:style-name="Internet_20_link" text:visited-style-name="Visited_20_Internet_20_Link">"Eoin Colfer to write sixth Hitchhiker's Guide book"</text:a>. <text:span text:style-name="Emphasis">Culture - Books</text:span>. UK. . Retrieved 2008-09-17.</text:p></text:note-body></text:note></text:p>
          </text:section>
        </text:section>
        <text:section text:style-name="Sect1" text:name="Other Hitchhiker's-related books and stories ">
          <text:h text:style-name="Heading1" text:outline-level="2">Other Hitchhiker's-related books and stories </text:h>
          <text:section text:style-name="Sect1" text:name="Related stories ">
            <text:h text:style-name="Heading2" text:outline-level="3"><text:soft-page-break/>Related stories </text:h>
            <text:p text:style-name="TextBody">A short story by Adams, "<text:a xlink:type="simple" xlink:href="http://en.wikipedia.org/w/index.php?title=Young_Zaphod_Plays_it_Safe" text:style-name="Internet_20_link" text:visited-style-name="Visited_20_Internet_20_Link">Young Zaphod Plays it Safe</text:a>", first appeared in <text:a xlink:type="simple" xlink:href="http://en.wikipedia.org/w/index.php?title=The_Utterly_Utterly_Merry_Comic_Relief_Christmas_Book" text:style-name="Internet_20_link" text:visited-style-name="Visited_20_Internet_20_Link"><text:span text:style-name="Emphasis">The Utterly Utterly Merry Comic Relief Christmas Book</text:span></text:a>, a special large-print compilation of different stories and pictures that raised money for the new (at the time) <text:a xlink:type="simple" xlink:href="http://en.wikipedia.org/w/index.php?title=Comic_Relief_%28charity%29" text:style-name="Internet_20_link" text:visited-style-name="Visited_20_Internet_20_Link">Comic Relief</text:a> charity in the UK. It is in <text:span text:style-name="Emphasis">The Ultimate Hitchhiker's Guide To The Galaxy</text:span> which contains the five classic novels from the Hitchhiker series: <text:a xlink:type="simple" xlink:href="http://en.wikipedia.org/w/index.php?title=The_Hitchhiker%27s_Guide_to_the_Galaxy_%28book%29" text:style-name="Internet_20_link" text:visited-style-name="Visited_20_Internet_20_Link"><text:span text:style-name="Emphasis">The Hitchhiker's Guide to the Galaxy</text:span></text:a>, <text:a xlink:type="simple" xlink:href="http://en.wikipedia.org/w/index.php?title=The_Restaurant_at_the_End_of_the_Universe" text:style-name="Internet_20_link" text:visited-style-name="Visited_20_Internet_20_Link"><text:span text:style-name="Emphasis">The Restaurant at the End of the Universe</text:span></text:a>, <text:a xlink:type="simple" xlink:href="http://en.wikipedia.org/w/index.php?title=Life%2C_the_Universe_and_Everything" text:style-name="Internet_20_link" text:visited-style-name="Visited_20_Internet_20_Link"><text:span text:style-name="Emphasis">Life, the Universe and Everything</text:span></text:a>, <text:a xlink:type="simple" xlink:href="http://en.wikipedia.org/w/index.php?title=So_Long%2C_and_Thanks_for_All_the_Fish" text:style-name="Internet_20_link" text:visited-style-name="Visited_20_Internet_20_Link"><text:span text:style-name="Emphasis">So Long, and Thanks for All the Fish</text:span></text:a>, <text:a xlink:type="simple" xlink:href="http://en.wikipedia.org/w/index.php?title=Mostly_Harmless" text:style-name="Internet_20_link" text:visited-style-name="Visited_20_Internet_20_Link"><text:span text:style-name="Emphasis">Mostly Harmless</text:span></text:a> as well as <text:a xlink:type="simple" xlink:href="http://en.wikipedia.org/w/index.php?title=Young_Zaphod_Plays_it_Safe" text:style-name="Internet_20_link" text:visited-style-name="Visited_20_Internet_20_Link"><text:span text:style-name="Emphasis">Young Zaphod Plays it Safe</text:span></text:a>. It also appears in some of the omnibus editions of the trilogy, and in <text:a xlink:type="simple" xlink:href="http://en.wikipedia.org/w/index.php?title=The_Salmon_of_Doubt" text:style-name="Internet_20_link" text:visited-style-name="Visited_20_Internet_20_Link"><text:span text:style-name="Emphasis">The Salmon of Doubt</text:span></text:a>. There are two versions of this story, one of which is slightly more explicit in its political commentary.</text:p>
            <text:p text:style-name="TextBody">Also appearing in <text:span text:style-name="Emphasis">The Ultimate Hitchhiker's Guide</text:span>, at the end of Adams' introduction, is a list of instructions on "How to Leave the Planet," providing a humorous explanation of how one might replicate Arthur and Ford's feat at the beginning of <text:span text:style-name="Emphasis">Hitchhikers</text:span>.</text:p>
            <text:p text:style-name="TextBody">A novel, <text:a xlink:type="simple" xlink:href="http://en.wikipedia.org/w/index.php?title=Douglas_Adams%27s_Starship_Titanic" text:style-name="Internet_20_link" text:visited-style-name="Visited_20_Internet_20_Link"><text:span text:style-name="Emphasis">Douglas Adams's Starship Titanic</text:span></text:a> written by <text:a xlink:type="simple" xlink:href="http://en.wikipedia.org/w/index.php?title=Terry_Jones" text:style-name="Internet_20_link" text:visited-style-name="Visited_20_Internet_20_Link">Terry Jones</text:a>, is based on Adams's computer game of the same name, which in turn is based on an idea from <text:span text:style-name="Emphasis">Life, the Universe and Everything</text:span>. The idea concerns a luxury passenger starship that suffers "spontaneous massive existence failure" on its maiden voyage.</text:p>
            <text:p text:style-name="TextBody">Wowbagger the Infinitely Prolonged, a character from <text:span text:style-name="Emphasis">Life, the Universe and Everything</text:span>, also appears in a short story by Adams titled "The Private Life of <text:a xlink:type="simple" xlink:href="http://en.wikipedia.org/w/index.php?title=Genghis_Temüjin_Khan" text:style-name="Internet_20_link" text:visited-style-name="Visited_20_Internet_20_Link">Genghis Khan</text:a>" which appears in some early editions of <text:span text:style-name="Emphasis">The Salmon of Doubt</text:span>.</text:p>
          </text:section>
          <text:section text:style-name="Sect1" text:name="Published radio scripts ">
            <text:h text:style-name="Heading2" text:outline-level="3">Published radio scripts </text:h>
            <text:p text:style-name="TextBody">Douglas Adams and Geoffrey Perkins collaborated on <text:a xlink:type="simple" xlink:href="http://en.wikipedia.org/w/index.php?title=The_Hitchhiker%27s_Guide_to_the_Galaxy:_The_Original_Radio_Scripts" text:style-name="Internet_20_link" text:visited-style-name="Visited_20_Internet_20_Link"><text:span text:style-name="Emphasis">The Hitchhiker's Guide to the Galaxy: The Original Radio Scripts</text:span></text:a>, first published in the United Kingdom and United States in 1985. A tenth-anniversary (of the script book publication) edition was printed in 1995, and a twenty-fifth-anniversary (of the first radio series broadcast) edition was printed in 2003.</text:p>
            <text:p text:style-name="TextBody"><text:a xlink:type="simple" xlink:href="http://en.wikipedia.org/w/index.php?title=Dirk_Maggs" text:style-name="Internet_20_link" text:visited-style-name="Visited_20_Internet_20_Link">Dirk Maggs</text:a>, who adapted and dramatised the last three novels for radio, released a collection of their scripts in July 2005, with Maggs providing notes for each episode. This second radio script book is entitled <text:span text:style-name="Emphasis">The Hitchhiker's Guide to the Galaxy Radio Scripts: The Tertiary, Quandary and Quintessential Phases</text:span>. Douglas Adams gets the primary writer's credit (as he wrote the original novels), and there is a foreword by <text:a xlink:type="simple" xlink:href="http://en.wikipedia.org/w/index.php?title=Simon_Jones_%28actor%29" text:style-name="Internet_20_link" text:visited-style-name="Visited_20_Internet_20_Link">Simon Jones</text:a>, introductions by <text:a xlink:type="simple" xlink:href="http://en.wikipedia.org/w/index.php?title=Bruce_Hyman" text:style-name="Internet_20_link" text:visited-style-name="Visited_20_Internet_20_Link">Bruce Hyman</text:a> and Dirk Maggs, and other introductory notes from other members of the cast.</text:p>
          </text:section>
        </text:section>
        <text:section text:style-name="Sect1" text:name="TV series ">
          <text:h text:style-name="Heading1" text:outline-level="2"><text:soft-page-break/>TV series </text:h>
          <text:p text:style-name="TextBody">The popularity of the radio series gave rise to a six-episode television series, directed and produced by <text:a xlink:type="simple" xlink:href="http://en.wikipedia.org/w/index.php?title=Alan_J._W._Bell" text:style-name="Internet_20_link" text:visited-style-name="Visited_20_Internet_20_Link">Alan J. W. Bell</text:a>, which first aired on <text:a xlink:type="simple" xlink:href="http://en.wikipedia.org/w/index.php?title=BBC_Two" text:style-name="Internet_20_link" text:visited-style-name="Visited_20_Internet_20_Link">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 text:style-name="Emphasis">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 text:style-name="Emphasis">Doctor Who and the Krikketmen</text:span> project instead became the third novel, <text:span text:style-name="Emphasis">Life, the Universe and Everything</text:span>.</text:p>
          <text:p text:style-name="TextBody">The main cast was the same as the <text:a xlink:type="simple" xlink:href="http://en.wikipedia.org/w/index.php?title=%23Original_radio_series" text:style-name="Internet_20_link" text:visited-style-name="Visited_20_Internet_20_Link">original radio series</text:a>, except for <text:a xlink:type="simple" xlink:href="http://en.wikipedia.org/w/index.php?title=David_Dixon" text:style-name="Internet_20_link" text:visited-style-name="Visited_20_Internet_20_Link">David Dixon</text:a> as Ford Prefect instead of McGivern, and <text:a xlink:type="simple" xlink:href="http://en.wikipedia.org/w/index.php?title=Sandra_Dickinson" text:style-name="Internet_20_link" text:visited-style-name="Visited_20_Internet_20_Link">Sandra Dickinson</text:a> as Trillian instead of Sheridan. </text:p>
          <text:section text:style-name="Sect1" text:name="Other television appearances ">
            <text:h text:style-name="Heading2" text:outline-level="3">Other television appearances </text:h>
            <text:p text:style-name="TextBody">Segments of several of the books were adapted as part of the <text:a xlink:type="simple" xlink:href="http://en.wikipedia.org/w/index.php?title=BBC" text:style-name="Internet_20_link" text:visited-style-name="Visited_20_Internet_20_Link">BBC</text:a>'s <text:a xlink:type="simple" xlink:href="http://en.wikipedia.org/w/index.php?title=The_Big_Read" text:style-name="Internet_20_link" text:visited-style-name="Visited_20_Internet_20_Link"><text:span text:style-name="Emphasis">The Big Read</text:span></text:a> survey and programme, broadcast in late 2003. The film, directed by <text:a xlink:type="simple" xlink:href="http://en.wikipedia.org/w/index.php?title=Deep_Sehgal" text:style-name="Internet_20_link" text:visited-style-name="Visited_20_Internet_20_Link">Deep Sehgal</text:a>, starred <text:a xlink:type="simple" xlink:href="http://en.wikipedia.org/w/index.php?title=Sanjeev_Bhaskar" text:style-name="Internet_20_link" text:visited-style-name="Visited_20_Internet_20_Link">Sanjeev Bhaskar</text:a> as Arthur Dent, alongside <text:a xlink:type="simple" xlink:href="http://en.wikipedia.org/w/index.php?title=Spencer_Brown_%28comedian%29" text:style-name="Internet_20_link" text:visited-style-name="Visited_20_Internet_20_Link">Spencer Brown</text:a> as Ford Prefect, <text:a xlink:type="simple" xlink:href="http://en.wikipedia.org/w/index.php?title=Alan_Rickman" text:style-name="Internet_20_link" text:visited-style-name="Visited_20_Internet_20_Link">Alan Rickman</text:a> as the voice of Marvin, <text:a xlink:type="simple" xlink:href="http://en.wikipedia.org/w/index.php?title=Stephen_Hawking" text:style-name="Internet_20_link" text:visited-style-name="Visited_20_Internet_20_Link">Stephen Hawking</text:a> as the voice of Deep Thought, <text:a xlink:type="simple" xlink:href="http://en.wikipedia.org/w/index.php?title=Patrick_Moore" text:style-name="Internet_20_link" text:visited-style-name="Visited_20_Internet_20_Link">Patrick Moore</text:a> as the voice of the Guide, <text:a xlink:type="simple" xlink:href="http://en.wikipedia.org/w/index.php?title=Roger_Lloyd_Pack" text:style-name="Internet_20_link" text:visited-style-name="Visited_20_Internet_20_Link">Roger Lloyd Pack</text:a> as Slartibartfast, and <text:a xlink:type="simple" xlink:href="http://en.wikipedia.org/w/index.php?title=Adam_Buxton" text:style-name="Internet_20_link" text:visited-style-name="Visited_20_Internet_20_Link">Adam Buxton</text:a> and <text:a xlink:type="simple" xlink:href="http://en.wikipedia.org/w/index.php?title=Joe_Cornish_%28comedian%29" text:style-name="Internet_20_link" text:visited-style-name="Visited_20_Internet_20_Link">Joe Cornish</text:a> as Loonquawl and Phouchg.</text:p>
          </text:section>
        </text:section>
        <text:section text:style-name="Sect1" text:name="Radio series three to five ">
          <text:h text:style-name="Heading1" text:outline-level="2">Radio series three to five </text:h>
          <text:p text:style-name="TextBody">On 21 June 2004, the BBC announced in a press release<text:note text:id="ftn22" text:note-class="footnote"><text:note-citation>22</text:note-citation><text:note-body><text:p text:style-name="Footnote"><text:a xlink:type="simple" xlink:href="http://www.bbc.co.uk/pressoffice/pressreleases/stories/2004/06_june/21/radio4.shtml" text:style-name="Internet_20_link" text:visited-style-name="Visited_20_Internet_20_Link">BBC Press Office release</text:a>, announcing a new series (the third) to be transmitted on BBC Radio 4 beginning in September 2004.</text:p></text:note-body></text:note> that a new series of <text:span text:style-name="Emphasis">Hitchhiker's</text:span> based on the third novel would be broadcast as part of its autumn schedule, produced by <text:a xlink:type="simple" xlink:href="http://en.wikipedia.org/w/index.php?title=Above_the_Title_Productions" text:style-name="Internet_20_link" text:visited-style-name="Visited_20_Internet_20_Link">Above the Title Productions</text:a> Ltd. The episodes were recorded in late 2003, but actual transmission was delayed while an agreement was reached with <text:a xlink:type="simple" xlink:href="http://en.wikipedia.org/w/index.php?title=The_Walt_Disney_Company" text:style-name="Internet_20_link" text:visited-style-name="Visited_20_Internet_20_Link">The Walt Disney Company</text:a> over Internet re-broadcasts, as Disney had begun pre-production on the film.<text:note text:id="ftn23"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TextBody"><text:soft-page-break/>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 text:style-name="Emphasis">Mostly Harmless</text:span> are now foreshadowed in the adaptation of <text:span text:style-name="Emphasis">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 text:style-name="Emphasis">Mostly Harmless</text:span> originally contained a rather bleak ending, Dirk Maggs created a different ending for the transmitted radio version, ending it on a much more upbeat note, reuniting the cast one last time.</text:p>
          <text:p text:style-name="TextBody">The core cast for the third through fifth radio series remained the same, except for the replacement of Peter Jones by <text:a xlink:type="simple" xlink:href="http://en.wikipedia.org/w/index.php?title=William_Franklyn" text:style-name="Internet_20_link" text:visited-style-name="Visited_20_Internet_20_Link">William Franklyn</text:a> as the Book, and Richard Vernon by <text:a xlink:type="simple" xlink:href="http://en.wikipedia.org/w/index.php?title=Richard_Griffiths" text:style-name="Internet_20_link" text:visited-style-name="Visited_20_Internet_20_Link">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type="simple" xlink:href="http://en.wikipedia.org/w/index.php?title=Sandra_Dickinson" text:style-name="Internet_20_link" text:visited-style-name="Visited_20_Internet_20_Link">Sandra Dickinson</text:a>, who played Trillian in the TV series, here played Tricia McMillan, an English-born, American-accented alternate-universe version of Trillian, while <text:a xlink:type="simple" xlink:href="http://en.wikipedia.org/w/index.php?title=David_Dixon" text:style-name="Internet_20_link" text:visited-style-name="Visited_20_Internet_20_Link">David Dixon</text:a>, the television series' Ford Prefect, made a cameo appearance as the "Ecological Man". <text:a xlink:type="simple" xlink:href="http://en.wikipedia.org/w/index.php?title=Jane_Horrocks" text:style-name="Internet_20_link" text:visited-style-name="Visited_20_Internet_20_Link">Jane Horrocks</text:a> appeared in the new semi-regular role of Fenchurch, Arthur's girlfriend, and <text:a xlink:type="simple" xlink:href="http://en.wikipedia.org/w/index.php?title=Samantha_Béart" text:style-name="Internet_20_link" text:visited-style-name="Visited_20_Internet_20_Link">Samantha Béart</text:a> joined in the final series as Arthur and Trillian's daughter, Random Dent. Also reprising their roles from the original radio series were <text:a xlink:type="simple" xlink:href="http://en.wikipedia.org/w/index.php?title=Jonathan_Pryce" text:style-name="Internet_20_link" text:visited-style-name="Visited_20_Internet_20_Link">Jonathan Pryce</text:a> as Zarniwoop (here blended with a character from the final novel to become Zarniwoop Vann Harl), <text:a xlink:type="simple" xlink:href="http://en.wikipedia.org/w/index.php?title=Rula_Lenska" text:style-name="Internet_20_link" text:visited-style-name="Visited_20_Internet_20_Link">Rula Lenska</text:a> as Lintilla and her clones (and also as the Voice of the Bird), and <text:a xlink:type="simple" xlink:href="http://en.wikipedia.org/w/index.php?title=Roy_Hudd" text:style-name="Internet_20_link" text:visited-style-name="Visited_20_Internet_20_Link">Roy Hudd</text:a> as Milliways compere Max Quordlepleen, as well as the original radio series' announcer, <text:a xlink:type="simple" xlink:href="http://en.wikipedia.org/w/index.php?title=John_Marsh_%28newsreader%29" text:style-name="Internet_20_link" text:visited-style-name="Visited_20_Internet_20_Link">John Marsh</text:a>. </text:p>
          <text:p text:style-name="TextBody">The series also featured guest appearances by such noted personalities as <text:a xlink:type="simple" xlink:href="http://en.wikipedia.org/w/index.php?title=Joanna_Lumley" text:style-name="Internet_20_link" text:visited-style-name="Visited_20_Internet_20_Link">Joanna Lumley</text:a> as the Sydney Opera House Woman, <text:a xlink:type="simple" xlink:href="http://en.wikipedia.org/w/index.php?title=Jackie_Mason" text:style-name="Internet_20_link" text:visited-style-name="Visited_20_Internet_20_Link">Jackie Mason</text:a> as the East River Creature, <text:a xlink:type="simple" xlink:href="http://en.wikipedia.org/w/index.php?title=Miriam_Margolyes" text:style-name="Internet_20_link" text:visited-style-name="Visited_20_Internet_20_Link">Miriam Margolyes</text:a> as the Smelly Photocopier Woman, BBC Radio cricket legends <text:a xlink:type="simple" xlink:href="http://en.wikipedia.org/w/index.php?title=Henry_Blofeld" text:style-name="Internet_20_link" text:visited-style-name="Visited_20_Internet_20_Link">Henry Blofeld</text:a> and <text:a xlink:type="simple" xlink:href="http://en.wikipedia.org/w/index.php?title=Fred_Trueman" text:style-name="Internet_20_link" text:visited-style-name="Visited_20_Internet_20_Link">Fred Trueman</text:a> as themselves, <text:a xlink:type="simple" xlink:href="http://en.wikipedia.org/w/index.php?title=June_Whitfield" text:style-name="Internet_20_link" text:visited-style-name="Visited_20_Internet_20_Link">June Whitfield</text:a> as the Raffle Woman, <text:a xlink:type="simple" xlink:href="http://en.wikipedia.org/w/index.php?title=Leslie_Phillips" text:style-name="Internet_20_link" text:visited-style-name="Visited_20_Internet_20_Link">Leslie Phillips</text:a> as Hactar, <text:a xlink:type="simple" xlink:href="http://en.wikipedia.org/w/index.php?title=Saeed_Jaffrey" text:style-name="Internet_20_link" text:visited-style-name="Visited_20_Internet_20_Link">Saeed Jaffrey</text:a> as the Man on the Pole, <text:a xlink:type="simple" xlink:href="http://en.wikipedia.org/w/index.php?title=Patrick_Moore" text:style-name="Internet_20_link" text:visited-style-name="Visited_20_Internet_20_Link">Sir Patrick Moore</text:a> as himself, and <text:a xlink:type="simple" xlink:href="http://en.wikipedia.org/w/index.php?title=Christian_Slater" text:style-name="Internet_20_link" text:visited-style-name="Visited_20_Internet_20_Link">Christian Slater</text:a> as Wonko the Sane. Finally, Adams himself played the role of Agrajag, a performance adapted from his book-on-tape reading of the third novel, and edited into the series he created some time after the author's death. </text:p>
          <text:p text:style-name="TextBody"><text:span text:style-name="Bold">Tertiary, Quandary and Quintessential Phase Main cast:</text:span></text:p>
          <text:list xml:id="list170678137" text:style-name="unorderedlist">
            <text:list-item>
              <text:p text:style-name="P1"><text:a xlink:type="simple" xlink:href="http://en.wikipedia.org/w/index.php?title=Simon_Jones_%28actor%29" text:style-name="Internet_20_link" text:visited-style-name="Visited_20_Internet_20_Link">Simon Jones</text:a> as <text:a xlink:type="simple" xlink:href="http://en.wikipedia.org/w/index.php?title=Arthur_Dent" text:style-name="Internet_20_link" text:visited-style-name="Visited_20_Internet_20_Link">Arthur Dent</text:a></text:p>
            </text:list-item>
            <text:list-item>
              <text:p text:style-name="P1"><text:a xlink:type="simple" xlink:href="http://en.wikipedia.org/w/index.php?title=Geoffrey_McGivern" text:style-name="Internet_20_link" text:visited-style-name="Visited_20_Internet_20_Link">Geoffrey McGivern</text:a> as <text:a xlink:type="simple" xlink:href="http://en.wikipedia.org/w/index.php?title=Ford_Prefect_%28character%29" text:style-name="Internet_20_link" text:visited-style-name="Visited_20_Internet_20_Link">Ford Prefect</text:a></text:p>
            </text:list-item>
            <text:list-item>
              <text:p text:style-name="P1"><text:a xlink:type="simple" xlink:href="http://en.wikipedia.org/w/index.php?title=Susan_Sheridan" text:style-name="Internet_20_link" text:visited-style-name="Visited_20_Internet_20_Link">Susan Sheridan</text:a> as <text:a xlink:type="simple" xlink:href="http://en.wikipedia.org/w/index.php?title=Trillian_%28character%29" text:style-name="Internet_20_link" text:visited-style-name="Visited_20_Internet_20_Link">Trillian</text:a></text:p>
            </text:list-item>
            <text:list-item>
              <text:p text:style-name="P1"><text:a xlink:type="simple" xlink:href="http://en.wikipedia.org/w/index.php?title=Mark_Wing-Davey" text:style-name="Internet_20_link" text:visited-style-name="Visited_20_Internet_20_Link">Mark Wing-Davey</text:a> as <text:a xlink:type="simple" xlink:href="http://en.wikipedia.org/w/index.php?title=Zaphod_Beeblebrox" text:style-name="Internet_20_link" text:visited-style-name="Visited_20_Internet_20_Link">Zaphod Beeblebrox</text:a></text:p>
            </text:list-item>
            <text:list-item>
              <text:p text:style-name="P1"><text:a xlink:type="simple" xlink:href="http://en.wikipedia.org/w/index.php?title=Stephen_Moore_%28actor%29" text:style-name="Internet_20_link" text:visited-style-name="Visited_20_Internet_20_Link">Stephen Moore</text:a> as <text:a xlink:type="simple" xlink:href="http://en.wikipedia.org/w/index.php?title=Marvin_the_Paranoid_Android" text:style-name="Internet_20_link" text:visited-style-name="Visited_20_Internet_20_Link">Marvin, the Paranoid Android</text:a></text:p>
            </text:list-item>
            <text:list-item>
              <text:p text:style-name="P1"><text:a xlink:type="simple" xlink:href="http://en.wikipedia.org/w/index.php?title=Richard_Griffiths" text:style-name="Internet_20_link" text:visited-style-name="Visited_20_Internet_20_Link">Richard Griffiths</text:a> as <text:a xlink:type="simple" xlink:href="http://en.wikipedia.org/w/index.php?title=Slartibartfast" text:style-name="Internet_20_link" text:visited-style-name="Visited_20_Internet_20_Link">Slartibartfast</text:a></text:p>
            </text:list-item>
            <text:list-item>
              <text:p text:style-name="P1"><text:a xlink:type="simple" xlink:href="http://en.wikipedia.org/w/index.php?title=Sandra_Dickinson" text:style-name="Internet_20_link" text:visited-style-name="Visited_20_Internet_20_Link"><text:soft-page-break/>Sandra Dickinson</text:a> as <text:a xlink:type="simple" xlink:href="http://en.wikipedia.org/w/index.php?title=Trillian_%28character%29" text:style-name="Internet_20_link" text:visited-style-name="Visited_20_Internet_20_Link">Tricia McMillan</text:a></text:p>
            </text:list-item>
            <text:list-item>
              <text:p text:style-name="P1"><text:a xlink:type="simple" xlink:href="http://en.wikipedia.org/w/index.php?title=Jane_Horrocks" text:style-name="Internet_20_link" text:visited-style-name="Visited_20_Internet_20_Link">Jane Horrocks</text:a> as Fenchurch </text:p>
            </text:list-item>
            <text:list-item>
              <text:p text:style-name="P1"><text:a xlink:type="simple" xlink:href="http://en.wikipedia.org/w/index.php?title=Rula_Lenska" text:style-name="Internet_20_link" text:visited-style-name="Visited_20_Internet_20_Link">Rula Lenska</text:a> as the Voice of the Bird </text:p>
            </text:list-item>
            <text:list-item>
              <text:p text:style-name="P1"><text:a xlink:type="simple" xlink:href="http://en.wikipedia.org/w/index.php?title=Samantha_Béart" text:style-name="Internet_20_link" text:visited-style-name="Visited_20_Internet_20_Link">Samantha Béart</text:a> as Random </text:p>
            </text:list-item>
            <text:list-item>
              <text:p text:style-name="P1"><text:a xlink:type="simple" xlink:href="http://en.wikipedia.org/w/index.php?title=William_Franklyn" text:style-name="Internet_20_link" text:visited-style-name="Visited_20_Internet_20_Link">William Franklyn</text:a> as The Book </text:p>
            </text:list-item>
          </text:list>
        </text:section>
        <text:section text:style-name="Sect1" text:name="Film ">
          <text:h text:style-name="Heading1" text:outline-level="2">Film </text:h>
          <text:p text:style-name="TextBody">After years of setbacks and renewed efforts to start production and a quarter of a century after the first book was published, the big-screen adaptation of <text:span text:style-name="Emphasis">The Hitchhiker's Guide to the Galaxy</text:span> was finally shot. Pre-production began in 2003, filming began on 19 April 2004 and post-production began in early September 2004.<text:note text:id="ftn24" text:note-class="footnote"><text:note-citation>24</text:note-citation><text:note-body><text:p text:style-name="Footnote"><text:a xlink:type="simple" xlink:href="http://en.wikipedia.org/w/index.php?title=Robbie_Stamp" text:style-name="Internet_20_link" text:visited-style-name="Visited_20_Internet_20_Link">Stamp, Robbie</text:a>, editor (2005). <text:span text:style-name="Emphasis">The Making of The Hitchhiker's Guide to the Galaxy: The Filming of the Douglas Adams Classic</text:span>. Boxtree. p. 12. ISBN 0-7522-2585-5.</text:p></text:note-body></text:note></text:p>
          <text:p text:style-name="TextBody">After a London premiere on 20 April 2005, it was released on 28 April in the UK and Australia, 29 April in the United States and Canada, and 29 July in South Africa. (A full list of release dates is available at the <text:a xlink:type="simple" xlink:href="http://en.wikipedia.org/w/index.php?title=Internet_Movie_Database" text:style-name="Internet_20_link" text:visited-style-name="Visited_20_Internet_20_Link">IMDb</text:a>.<text:note text:id="ftn25" text:note-class="footnote"><text:note-citation>25</text:note-citation><text:note-body><text:p text:style-name="Footnote"><text:a xlink:type="simple" xlink:href="http://www.imdb.com/title/tt0371724/releaseinfo" text:style-name="Internet_20_link" text:visited-style-name="Visited_20_Internet_20_Link">IMDb page</text:a> for the release dates of the movie adaptation of <text:span text:style-name="Emphasis">The Hitchhiker's Guide to the Galaxy.</text:span></text:p></text:note-body></text:note>) The movie stars <text:a xlink:type="simple" xlink:href="http://en.wikipedia.org/w/index.php?title=Martin_Freeman" text:style-name="Internet_20_link" text:visited-style-name="Visited_20_Internet_20_Link">Martin Freeman</text:a> as Arthur, <text:a xlink:type="simple" xlink:href="http://en.wikipedia.org/w/index.php?title=Mos_Def" text:style-name="Internet_20_link" text:visited-style-name="Visited_20_Internet_20_Link">Mos Def</text:a> as Ford, <text:a xlink:type="simple" xlink:href="http://en.wikipedia.org/w/index.php?title=Sam_Rockwell" text:style-name="Internet_20_link" text:visited-style-name="Visited_20_Internet_20_Link">Sam Rockwell</text:a> as President of the Galaxy Zaphod Beeblebrox and <text:a xlink:type="simple" xlink:href="http://en.wikipedia.org/w/index.php?title=Zooey_Deschanel" text:style-name="Internet_20_link" text:visited-style-name="Visited_20_Internet_20_Link">Zooey Deschanel</text:a> as Trillian, with <text:a xlink:type="simple" xlink:href="http://en.wikipedia.org/w/index.php?title=Alan_Rickman" text:style-name="Internet_20_link" text:visited-style-name="Visited_20_Internet_20_Link">Alan Rickman</text:a> providing the voice of Marvin the Paranoid Android (and <text:a xlink:type="simple" xlink:href="http://en.wikipedia.org/w/index.php?title=Warwick_Davis" text:style-name="Internet_20_link" text:visited-style-name="Visited_20_Internet_20_Link">Warwick Davis</text:a> acting in Marvin's costume), and <text:a xlink:type="simple" xlink:href="http://en.wikipedia.org/w/index.php?title=Stephen_Fry" text:style-name="Internet_20_link" text:visited-style-name="Visited_20_Internet_20_Link">Stephen Fry</text:a> as the voice of the Guide/Narrator. </text:p>
          <text:p text:style-name="TextBody">The plot of the film adaptation of <text:span text:style-name="Emphasis">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type="simple" xlink:href="http://en.wikipedia.org/w/index.php?title=Places_in_the_Hitchhiker%27s_Guide_to_the_Galaxy%23Viltvodle_VI" text:style-name="Internet_20_link" text:visited-style-name="Visited_20_Internet_20_Link">Viltvodle VI</text:a> are inserted. The film covers roughly events in the first four radio episodes, and ends with the characters en route to the Restaurant at the End of the Universe, leaving the opportunity for a sequel open.</text:p>
          <text:p text:style-name="TextBody">Commercially the film was a modest success, taking $21 million in its opening weekend in the United States, and nearly £3.3 million in its opening weekend in the United Kingdom.<text:note text:id="ftn26" text:note-class="footnote"><text:note-citation>26</text:note-citation><text:note-body><text:p text:style-name="Footnote"><text:a xlink:type="simple" xlink:href="http://us.imdb.com/title/tt0371724/business" text:style-name="Internet_20_link" text:visited-style-name="Visited_20_Internet_20_Link">Box office data page</text:a>, including opening weekends for the US and UK releases of the 2005 movie.</text:p></text:note-body></text:note></text:p>
          <text:p text:style-name="TextBody">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 text:style-name="Emphasis">Hitchhiker's Guide</text:span> prop. A single-disc widescreen or full-screen edition (Region 1, NTSC) were made available in the USA and Canada on 13 September 2005. Single-disc releases in the <text:a xlink:type="simple" xlink:href="http://en.wikipedia.org/w/index.php?title=Blu-ray" text:style-name="Internet_20_link" text:visited-style-name="Visited_20_Internet_20_Link">Blu-ray</text:a> format and <text:a xlink:type="simple" xlink:href="http://en.wikipedia.org/w/index.php?title=Universal_Media_Disc" text:style-name="Internet_20_link" text:visited-style-name="Visited_20_Internet_20_Link">UMD</text:a> format for the <text:a xlink:type="simple" xlink:href="http://en.wikipedia.org/w/index.php?title=PlayStation_Portable" text:style-name="Internet_20_link" text:visited-style-name="Visited_20_Internet_20_Link">PlayStation Portable</text:a> were also released on the respective dates in these three countries.</text:p>
        </text:section>
        <text:section text:style-name="Sect1" text:name="Stage shows ">
          <text:h text:style-name="Heading1" text:outline-level="2"><text:soft-page-break/>Stage shows </text:h>
          <text:p text:style-name="TextBody">There have been multiple professional and amateur stage adaptations of <text:span text:style-name="Emphasis">The Hitchhiker's Guide to the Galaxy</text:span>. There were three early professional productions, which were staged in 1979 and 1980.<text:note text:id="ftn27" text:note-class="footnote"><text:note-citation>27</text:note-citation><text:note-body><text:p text:style-name="Footnote">Gaiman, pages 61–66.</text:p></text:note-body></text:note><text:note text:id="ftn28" text:note-class="footnote"><text:note-citation>28</text:note-citation><text:note-body><text:p text:style-name="Footnote">Simpson, M. J. (2005). <text:span text:style-name="Emphasis">The Pocket Essential Hitchhiker's Guide</text:span> (Second Edition ed.). Pocket Essentials. pp. 48–57. ISBN 1-904048-46-3.</text:p></text:note-body></text:note></text:p>
          <text:p text:style-name="TextBody">The first of these was performed at the <text:a xlink:type="simple" xlink:href="http://en.wikipedia.org/w/index.php?title=Institute_of_Contemporary_Arts" text:style-name="Internet_20_link" text:visited-style-name="Visited_20_Internet_20_Link">Institute of Contemporary Arts</text:a> in London, between 1 and 9 May 1979, starring <text:a xlink:type="simple" xlink:href="http://en.wikipedia.org/w/index.php?title=Chris_Langham" text:style-name="Internet_20_link" text:visited-style-name="Visited_20_Internet_20_Link">Chris Langham</text:a> as Arthur Dent (Langham later returned to <text:span text:style-name="Emphasis">Hitchhiker's</text:span> as <text:a xlink:type="simple" xlink:href="http://en.wikipedia.org/w/index.php?title=Minor_characters_from_The_Hitchhiker%27s_Guide_to_the_Galaxy%23Prak" text:style-name="Internet_20_link" text:visited-style-name="Visited_20_Internet_20_Link">Prak</text:a> in the final episode of 2004's Tertiary Phase). This show was adapted from the first series' scripts and was directed by <text:a xlink:type="simple" xlink:href="http://en.wikipedia.org/w/index.php?title=Ken_Campbell_%28actor%29" text:style-name="Internet_20_link" text:visited-style-name="Visited_20_Internet_20_Link">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 text:style-name="Emphasis">H2G2</text:span>. One of these usherettes, <text:a xlink:type="simple" xlink:href="http://en.wikipedia.org/w/index.php?title=Cindy_Oswin" text:style-name="Internet_20_link" text:visited-style-name="Visited_20_Internet_20_Link">Cindy Oswin</text:a>, went on to voice Trillian for the LP adaptation.</text:p>
          <text:p text:style-name="TextBody">The second stage show was performed throughout Wales between 15 January and 23 February 1980. This was a production of <text:a xlink:type="simple" xlink:href="http://en.wikipedia.org/w/index.php?title=Clwyd_Theatr_Cymru" text:style-name="Internet_20_link" text:visited-style-name="Visited_20_Internet_20_Link">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type="simple" xlink:href="http://en.wikipedia.org/w/index.php?title=Belgrade_Theatre" text:style-name="Internet_20_link" text:visited-style-name="Visited_20_Internet_20_Link">Belgrade Theatre</text:a>, <text:a xlink:type="simple" xlink:href="http://en.wikipedia.org/w/index.php?title=Coventry" text:style-name="Internet_20_link" text:visited-style-name="Visited_20_Internet_20_Link">Coventry</text:a>, in July 1983. </text:p>
          <text:p text:style-name="TextBody">The third, and least successful stage show was held at the <text:a xlink:type="simple" xlink:href="http://en.wikipedia.org/w/index.php?title=Rainbow_Theatre" text:style-name="Internet_20_link" text:visited-style-name="Visited_20_Internet_20_Link">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type="simple" xlink:href="http://en.wikipedia.org/w/index.php?title=Michael_Cule" text:style-name="Internet_20_link" text:visited-style-name="Visited_20_Internet_20_Link">Michael Cule</text:a> and <text:a xlink:type="simple" xlink:href="http://en.wikipedia.org/w/index.php?title=David_Learner" text:style-name="Internet_20_link" text:visited-style-name="Visited_20_Internet_20_Link">David Learner</text:a> both went on from this production to appearances in the TV adaptation. </text:p>
          <text:p text:style-name="TextBody">Future stage production rights got tied up with the rights to make the film, though various amateur adaptations still appear worldwide today. </text:p>
        </text:section>
        <text:section text:style-name="Sect1" text:name="LP album adaptations ">
          <text:h text:style-name="Heading1" text:outline-level="2"><text:soft-page-break/>LP album adaptations </text:h>
          <text:p text:style-name="TextBody">The first four radio episodes were adapted for a new double LP, also entitled <text:span text:style-name="Emphasis">The Hitchhiker's Guide to the Galaxy</text:span> (appended with "Part One" for the subsequent Canadian release), first by mail-order only, and later into stores. The double LP and its sequel were originally released by <text:a xlink:type="simple" xlink:href="http://en.wikipedia.org/w/index.php?title=Original_Records" text:style-name="Internet_20_link" text:visited-style-name="Visited_20_Internet_20_Link">Original Records</text:a> in the United Kingdom in 1979 and 1980, with the catalogue numbers ORA042 and ORA054 respectively. They were first released by <text:a xlink:type="simple" xlink:href="http://en.wikipedia.org/w/index.php?title=Hannibal_Records" text:style-name="Internet_20_link" text:visited-style-name="Visited_20_Internet_20_Link">Hannibal Records</text:a> in 1982 (as HNBL 2301 and HNBL 1307, respectively) in the United States and Canada, and later re-released in a slightly abridged edition by Simon &amp; Schuster's Audioworks in the mid-1980s. Both were produced by <text:a xlink:type="simple" xlink:href="http://en.wikipedia.org/w/index.php?title=Geoffrey_Perkins" text:style-name="Internet_20_link" text:visited-style-name="Visited_20_Internet_20_Link">Geoffrey Perkins</text:a> and featured cover artwork by <text:a xlink:type="simple" xlink:href="http://en.wikipedia.org/w/index.php?title=Hipgnosis" text:style-name="Internet_20_link" text:visited-style-name="Visited_20_Internet_20_Link">Hipgnosis</text:a>.</text:p>
          <text:p text:style-name="TextBody">The script in the first double LP very closely follows the first four radio episodes, although further cuts had to be made for reasons of timing. Despite this, other lines of dialogue that were indicated as having been cut when <text:a xlink:type="simple" xlink:href="http://en.wikipedia.org/w/index.php?title=The_Hitchhiker%27s_Guide_to_the_Galaxy:_The_Original_Radio_Scripts" text:style-name="Internet_20_link" text:visited-style-name="Visited_20_Internet_20_Link">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TextBody">Most of the original cast returned, except for <text:a xlink:type="simple" xlink:href="http://en.wikipedia.org/w/index.php?title=Susan_Sheridan" text:style-name="Internet_20_link" text:visited-style-name="Visited_20_Internet_20_Link">Susan Sheridan</text:a>, who was recording a voice for the character of <text:a xlink:type="simple" xlink:href="http://en.wikipedia.org/w/index.php?title=Princess_Eilonwy" text:style-name="Internet_20_link" text:visited-style-name="Visited_20_Internet_20_Link">Princess Eilonwy</text:a> in <text:a xlink:type="simple" xlink:href="http://en.wikipedia.org/w/index.php?title=The_Black_Cauldron_%28film%29" text:style-name="Internet_20_link" text:visited-style-name="Visited_20_Internet_20_Link"><text:span text:style-name="Emphasis">The Black Cauldron</text:span></text:a> for <text:a xlink:type="simple" xlink:href="http://en.wikipedia.org/w/index.php?title=Walt_Disney_Pictures" text:style-name="Internet_20_link" text:visited-style-name="Visited_20_Internet_20_Link">Walt Disney Pictures</text:a>. <text:a xlink:type="simple" xlink:href="http://en.wikipedia.org/w/index.php?title=Cindy_Oswin" text:style-name="Internet_20_link" text:visited-style-name="Visited_20_Internet_20_Link">Cindy Oswin</text:a> voiced Trillian on all three LPs in her place. Other casting changes in the first double LP included <text:a xlink:type="simple" xlink:href="http://en.wikipedia.org/w/index.php?title=Stephen_Moore_%28actor%29" text:style-name="Internet_20_link" text:visited-style-name="Visited_20_Internet_20_Link">Stephen Moore</text:a> taking on the additional role of the barman, and <text:a xlink:type="simple" xlink:href="http://en.wikipedia.org/w/index.php?title=Valentine_Dyall" text:style-name="Internet_20_link" text:visited-style-name="Visited_20_Internet_20_Link">Valentine Dyall</text:a> as the voice of Deep Thought. Adams's voice can be heard making the Public Address announcements on Magrathea.</text:p>
          <text:p text:style-name="TextBody">Due to copyrights, the music used during the first radio series was either replaced, or in the case of the title, it was re-recorded in a new arrangement. Composer <text:a xlink:type="simple" xlink:href="http://en.wikipedia.org/w/index.php?title=Tim_Souster" text:style-name="Internet_20_link" text:visited-style-name="Visited_20_Internet_20_Link">Tim Souster</text:a> did both duties (with <text:a xlink:type="simple" xlink:href="http://en.wikipedia.org/w/index.php?title=Paddy_Kingsland" text:style-name="Internet_20_link" text:visited-style-name="Visited_20_Internet_20_Link">Paddy Kingsland</text:a> contributing music as well), and Souster's version of the theme was the version also used for the eventual television series.<text:note text:id="ftn29" text:note-class="footnote"><text:note-citation>29</text:note-citation><text:note-body><text:p text:style-name="Footnote">Simpson, MJ, <text:span text:style-name="Emphasis">Hitchhiker</text:span>, page 143</text:p></text:note-body></text:note></text:p>
          <text:p text:style-name="TextBody">The sequel LP was released, singly, as <text:span text:style-name="Emphasis">The Hitchhiker's Guide to the Galaxy Part Two: The Restaurant at the End of the Universe</text:span> in the UK, and simply as <text:span text:style-name="Emphasis">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 text:style-name="TextBody">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id="ftn30"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TextBody"><text:soft-page-break/>Sales for the first double-LP release were primarily through mail order. Total sales reached over 60,000 units, with half of those being mail order, and the other half through retail outlets.<text:note text:id="ftn31" text:note-class="footnote"><text:note-citation>31</text:note-citation><text:note-body><text:p text:style-name="Footnote">Simpson, M. J. (2003). <text:span text:style-name="Emphasis">Hitchhiker: A Biography of Douglas Adams</text:span> (First US Edition ed.). Justin Charles &amp; Co.. p. 145. ISBN 1-932112-17-0.</text:p></text:note-body></text:note> This is in spite of the facts that Original Records' warehouse ordered and stocked more copies than they were actually selling for quite some time, and that <text:a xlink:type="simple" xlink:href="http://en.wikipedia.org/w/index.php?title=Paul_Neil_Milne_Johnstone" text:style-name="Internet_20_link" text:visited-style-name="Visited_20_Internet_20_Link">Paul Neil Milne Johnstone</text:a> complained about his name and then-current address being included in the recording.<text:note text:id="ftn32"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id="ftn33" text:note-class="footnote"><text:note-citation>33</text:note-citation><text:note-body><text:p text:style-name="Footnote">Simpson, M. J. (2005). <text:span text:style-name="Emphasis">The Pocket Essential Hitchhiker's Guide</text:span> (Second Edition ed.). Pocket Essentials. p. 76. ISBN 1-904048-46-3.</text:p></text:note-body></text:note> The second LP release ("Part Two") also only sold a total of 60,000 units in the UK.<text:note text:id="ftn34" text:note-class="footnote"><text:note-citation>34</text:note-citation><text:note-body><text:p text:style-name="Footnote">Simpson, M. J. (2003). <text:span text:style-name="Emphasis">Hitchhiker: A Biography of Douglas Adams</text:span> (First US Edition ed.). Justin Charles &amp; Co.. p. 145. ISBN 1-932112-17-0.</text:p></text:note-body></text:note> The distribution deals for the USA and Canada with Hannibal Records and Simon and Schuster were later negotiated by Douglas Adams and his agent, <text:a xlink:type="simple" xlink:href="http://en.wikipedia.org/w/index.php?title=Ed_Victor" text:style-name="Internet_20_link" text:visited-style-name="Visited_20_Internet_20_Link">Ed Victor</text:a>, after gaining full rights to the recordings from Original Records, which went bankrupt.<text:note text:id="ftn35" text:note-class="footnote"><text:note-citation>35</text:note-citation><text:note-body><text:p text:style-name="Footnote">Ibid. Page 148.</text:p></text:note-body></text:note></text:p>
        </text:section>
        <text:section text:style-name="Sect1" text:name="Interactive fiction and video games ">
          <text:h text:style-name="Heading1" text:outline-level="2">Interactive fiction and video games </text:h>
          <text:p text:style-name="TextBody">Sometime between 1982 and 1984 (accounts differ), the British company <text:a xlink:type="simple" xlink:href="http://en.wikipedia.org/w/index.php?title=Supersoft" text:style-name="Internet_20_link" text:visited-style-name="Visited_20_Internet_20_Link">Supersoft</text:a> published a text-based <text:a xlink:type="simple" xlink:href="http://en.wikipedia.org/w/index.php?title=Adventure_game" text:style-name="Internet_20_link" text:visited-style-name="Visited_20_Internet_20_Link">adventure game</text:a> based on the book, which was released in versions for the <text:a xlink:type="simple" xlink:href="http://en.wikipedia.org/w/index.php?title=Commodore_PET" text:style-name="Internet_20_link" text:visited-style-name="Visited_20_Internet_20_Link">Commodore PET</text:a> and <text:a xlink:type="simple" xlink:href="http://en.wikipedia.org/w/index.php?title=Commodore_64" text:style-name="Internet_20_link" text:visited-style-name="Visited_20_Internet_20_Link">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 text:style-name="Emphasis">Hitchhiker's</text:span> references, and republished it as "Cosmic Capers".<text:note text:id="ftn36" text:note-class="footnote"><text:note-citation>36</text:note-citation><text:note-body><text:p text:style-name="Footnote"><text:a xlink:type="simple" xlink:href="http://www.inform-fiction.org/manual/html/s47.html#p376" text:style-name="Internet_20_link" text:visited-style-name="Visited_20_Internet_20_Link">Design Manual</text:a> for the <text:a xlink:type="simple" xlink:href="http://en.wikipedia.org/w/index.php?title=Interactive_Fiction" text:style-name="Internet_20_link" text:visited-style-name="Visited_20_Internet_20_Link">Interactive Fiction</text:a> language <text:a xlink:type="simple" xlink:href="http://en.wikipedia.org/w/index.php?title=Inform" text:style-name="Internet_20_link" text:visited-style-name="Visited_20_Internet_20_Link">Inform</text:a>. Accessed 2 August 2006. See also <text:a xlink:type="simple" xlink:href="http://www.inform-fiction.org/manual/html/cited.html" text:style-name="Internet_20_link" text:visited-style-name="Visited_20_Internet_20_Link">their works cited</text:a> under "Hitchhiker-64".</text:p></text:note-body></text:note></text:p>
          <text:p text:style-name="TextBody">Officially, the TV series was followed in 1984 by a best-selling "<text:a xlink:type="simple" xlink:href="http://en.wikipedia.org/w/index.php?title=Interactive_fiction" text:style-name="Internet_20_link" text:visited-style-name="Visited_20_Internet_20_Link">interactive fiction</text:a>", or text-based adventure game, distributed by <text:a xlink:type="simple" xlink:href="http://en.wikipedia.org/w/index.php?title=Infocom" text:style-name="Internet_20_link" text:visited-style-name="Visited_20_Internet_20_Link">Infocom</text:a>. It was designed by Adams and Infocom regular <text:a xlink:type="simple" xlink:href="http://en.wikipedia.org/w/index.php?title=Steve_Meretzky" text:style-name="Internet_20_link" text:visited-style-name="Visited_20_Internet_20_Link">Steve Meretzky</text:a> and was one of Infocom's most successful games. As with many Infocom games, the box contained a number of "<text:a xlink:type="simple" xlink:href="http://en.wikipedia.org/w/index.php?title=Feelies" text:style-name="Internet_20_link" text:visited-style-name="Visited_20_Internet_20_Link">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TextBody"><text:soft-page-break/>In September 2004, it was revived by the BBC on the <text:span text:style-name="Emphasis">Hitchhiker's</text:span> section of the Radio 4 website for the initial broadcast of the Tertiary Phase, and is still available to play online.<text:note text:id="ftn37" text:note-class="footnote"><text:note-citation>37</text:note-citation><text:note-body><text:p text:style-name="Footnote"><text:a xlink:type="simple" xlink:href="http://www.bbc.co.uk/radio4/hitchhikers/" text:style-name="Internet_20_link" text:visited-style-name="Visited_20_Internet_20_Link">BBC Radio 4's <text:span text:style-name="Emphasis">Hitchhiker's Guide</text:span> homepage</text:a>.</text:p></text:note-body></text:note><text:note text:id="ftn38" text:note-class="footnote"><text:note-citation>38</text:note-citation><text:note-body><text:p text:style-name="Footnote"><text:a xlink:type="simple" xlink:href="http://www.bbc.co.uk/radio4/hitchhikers/game.shtml" text:style-name="Internet_20_link" text:visited-style-name="Visited_20_Internet_20_Link">New online version</text:a> of the 1984 <text:span text:style-name="Emphasis">Hitchhiker's Guide</text:span> computer game, by Steve Meretzky and Douglas Adams.</text:p></text:note-body></text:note> This new version uses an original Infocom datafile with a custom-written interpreter, by Sean Sollé, and Flash programming by Shimon Young, both of whom used to work at <text:a xlink:type="simple" xlink:href="http://en.wikipedia.org/w/index.php?title=The_Digital_Village" text:style-name="Internet_20_link" text:visited-style-name="Visited_20_Internet_20_Link">The Digital Village</text:a> (TDV). The new version includes illustrations by <text:a xlink:type="simple" xlink:href="http://en.wikipedia.org/w/index.php?title=Rod_Lord" text:style-name="Internet_20_link" text:visited-style-name="Visited_20_Internet_20_Link">Rod Lord</text:a>, who was head of <text:a xlink:type="simple" xlink:href="http://en.wikipedia.org/w/index.php?title=Pearce_Animation_Studios" text:style-name="Internet_20_link" text:visited-style-name="Visited_20_Internet_20_Link">Pearce Animation Studios</text:a> in 1980, which produced the guide graphics for the TV series. On 2 March 2005 it won the <text:a xlink:type="simple" xlink:href="http://en.wikipedia.org/w/index.php?title=BAFTA_Interactive_Awards" text:style-name="Internet_20_link" text:visited-style-name="Visited_20_Internet_20_Link">Interactive BAFTA</text:a> in the "best online entertainment" category.<text:note text:id="ftn39" text:note-class="footnote"><text:note-citation>39</text:note-citation><text:note-body><text:p text:style-name="Footnote"><text:a xlink:type="simple" xlink:href="http://www.bafta.org/awards-database.html?year=2004&amp;category=Interactive&amp;award=Online+Entertainment" text:style-name="Internet_20_link" text:visited-style-name="Visited_20_Internet_20_Link">"BAFTA Official Awards Database"</text:a>. Bafta.org. . Retrieved 2010-09-14.</text:p></text:note-body></text:note><text:note text:id="ftn40" text:note-class="footnote"><text:note-citation>40</text:note-citation><text:note-body><text:p text:style-name="Footnote"><text:a xlink:type="simple" xlink:href="http://news.bbc.co.uk/1/hi/technology/4312683.stm" text:style-name="Internet_20_link" text:visited-style-name="Visited_20_Internet_20_Link">"reports interactive Bafta wins"</text:a>. BBC News. 2005-03-02. . Retrieved 2010-09-14.</text:p></text:note-body></text:note></text:p>
          <text:p text:style-name="TextBody">A sequel to the original Infocom game was never made. An all-new, fully graphical game was designed and developed by a joint venture between <text:a xlink:type="simple" xlink:href="http://en.wikipedia.org/w/index.php?title=The_Digital_Village" text:style-name="Internet_20_link" text:visited-style-name="Visited_20_Internet_20_Link">The Digital Village</text:a> and <text:a xlink:type="simple" xlink:href="http://en.wikipedia.org/w/index.php?title=PAN_Interactive" text:style-name="Internet_20_link" text:visited-style-name="Visited_20_Internet_20_Link">PAN Interactive</text:a> (no connection to Pan Books / Pan Mcmillan).<text:note text:id="ftn41" text:note-class="footnote"><text:note-citation>41</text:note-citation><text:note-body><text:p text:style-name="Footnote">In late 2000 the TDV/Pan venture was spun off as a <text:a xlink:type="simple" xlink:href="http://tdv.com/phase3/" text:style-name="Internet_20_link" text:visited-style-name="Visited_20_Internet_20_Link">separate company, Phase 3 Studios</text:a></text:p></text:note-body></text:note><text:note text:id="ftn42" text:note-class="footnote"><text:note-citation>42</text:note-citation><text:note-body><text:p text:style-name="Footnote"><text:a xlink:type="simple" xlink:href="http://tdv.com/html/news/19990920-1-n.html" text:style-name="Internet_20_link" text:visited-style-name="Visited_20_Internet_20_Link">"1999 TDV Press Release about the graphical ''Hitchhiker's Guide'' game"</text:a>. Tdv.com. 1999-09-20. . Retrieved 2010-09-14.</text:p></text:note-body></text:note> This new game was planned and developed between 1998 and 2002, but like the sequel to the Infocom game, it also never materialised.<text:note text:id="ftn43" text:note-class="footnote"><text:note-citation>43</text:note-citation><text:note-body><text:p text:style-name="Footnote"><text:a xlink:type="simple" xlink:href="http://web.archive.org/web/20060419095154/www.planetmagrathea.com/gameindex.html" text:style-name="Internet_20_link" text:visited-style-name="Visited_20_Internet_20_Link">Internet Archive Wayback Machine</text:a> copy of information about the aborted Hitchhiker's Guide graphical PC game, originally posted on MJ Simpson's PlanetMagrathea.com site</text:p></text:note-body></text:note> In April 2005, <text:a xlink:type="simple" xlink:href="http://en.wikipedia.org/w/index.php?title=Starwave" text:style-name="Internet_20_link" text:visited-style-name="Visited_20_Internet_20_Link">Starwave</text:a> Mobile released two mobile games to accompany the release of the film adaptation. The first, developed by Atatio, was called "The Hitchhiker's Guide to the Galaxy: Vogon Planet Destructor".<text:note text:id="ftn44" text:note-class="footnote"><text:note-citation>44</text:note-citation><text:note-body><text:p text:style-name="Footnote"><text:a xlink:type="simple" xlink:href="http://wireless.ign.com/articles/608/608605p1.html" text:style-name="Internet_20_link" text:visited-style-name="Visited_20_Internet_20_Link">Webpage about the "Vogon Planet Destructor"</text:a> game hosted at ign.com.</text:p></text:note-body></text:note> It was a typical top-down shooter and except for the title had little to do with the actual story. The second game, developed by <text:a xlink:type="simple" xlink:href="http://en.wikipedia.org/w/index.php?title=TKO_Software" text:style-name="Internet_20_link" text:visited-style-name="Visited_20_Internet_20_Link">TKO Software</text:a>, was a graphical adventure game named "The Hitchhiker's Guide to the Galaxy: Adventure Game".<text:note text:id="ftn45" text:note-class="footnote"><text:note-citation>45</text:note-citation><text:note-body><text:p text:style-name="Footnote"><text:a xlink:type="simple" xlink:href="http://wireless.ign.com/articles/608/608604p1.html" text:style-name="Internet_20_link" text:visited-style-name="Visited_20_Internet_20_Link">Webpage about <text:span text:style-name="Emphasis">The Hitchhiker's Guide to the Galaxy</text:span>: Adventure Game</text:a> hosted at ign.com.</text:p></text:note-body></text:note> Despite its name, the newly designed puzzles by <text:a xlink:type="simple" xlink:href="http://en.wikipedia.org/w/index.php?title=Sean_Sollé" text:style-name="Internet_20_link" text:visited-style-name="Visited_20_Internet_20_Link">Sean Sollé</text:a> were different from the Infocom ones, and the game followed the movie's script closely and included the new characters and places. The "Adventure Game" won the <text:a xlink:type="simple" xlink:href="http://en.wikipedia.org/w/index.php?title=IGN" text:style-name="Internet_20_link" text:visited-style-name="Visited_20_Internet_20_Link">IGN</text:a>'s "Editors' Choice Award" in May 2005. </text:p>
        </text:section>
        <text:section text:style-name="Sect1" text:name="Comic books ">
          <text:h text:style-name="Heading1" text:outline-level="2">Comic books </text:h>
          <text:p text:style-name="TextBody">In 1993, DC Comics, in conjunction with <text:a xlink:type="simple" xlink:href="http://en.wikipedia.org/w/index.php?title=Byron_Preiss" text:style-name="Internet_20_link" text:visited-style-name="Visited_20_Internet_20_Link">Byron Preiss</text:a> Visual Publications, published a three-part comic book adaptation of the novelisation of <text:span text:style-name="Emphasis">The Hitchhiker's Guide to the Galaxy</text:span>. This was followed up with three-part adaptations of <text:span text:style-name="Emphasis">The Restaurant at the End of the Universe</text:span> in 1994, and <text:a xlink:type="simple" xlink:href="http://en.wikipedia.org/w/index.php?title=Life%2C_the_Universe_and_Everything" text:style-name="Internet_20_link" text:visited-style-name="Visited_20_Internet_20_Link"><text:span text:style-name="Emphasis">Life, the Universe and Everything</text:span></text:a> in 1996. There was also a series of collectors' cards with art from and inspired by the comic adaptations of the first book, and a graphic novelisation (or "collected edition") combining the three individual comic books from 1993, itself released in May 1997.</text:p>
          <text:p text:style-name="TextBody"><text:soft-page-break/>The adaptations were scripted by <text:a xlink:type="simple" xlink:href="http://en.wikipedia.org/w/index.php?title=John_Carnell" text:style-name="Internet_20_link" text:visited-style-name="Visited_20_Internet_20_Link">John Carnell</text:a>. <text:a xlink:type="simple" xlink:href="http://en.wikipedia.org/w/index.php?title=Steve_Leialoha" text:style-name="Internet_20_link" text:visited-style-name="Visited_20_Internet_20_Link">Steve Leialoha</text:a> provided the art for <text:span text:style-name="Emphasis">Hitchhiker's</text:span> and the layouts for <text:span text:style-name="Emphasis">Restaurant</text:span>. <text:a xlink:type="simple" xlink:href="http://en.wikipedia.org/w/index.php?title=Shepherd_Hendrix" text:style-name="Internet_20_link" text:visited-style-name="Visited_20_Internet_20_Link">Shepherd Hendrix</text:a> did the finished art for <text:span text:style-name="Emphasis">Restaurant</text:span>. <text:a xlink:type="simple" xlink:href="http://en.wikipedia.org/w/index.php?title=Neil_Vokes" text:style-name="Internet_20_link" text:visited-style-name="Visited_20_Internet_20_Link">Neil Vokes</text:a> and <text:a xlink:type="simple" xlink:href="http://en.wikipedia.org/w/index.php?title=John_Nyberg" text:style-name="Internet_20_link" text:visited-style-name="Visited_20_Internet_20_Link">John Nyberg</text:a> did the finished artwork for <text:span text:style-name="Emphasis">Life</text:span>, based on breakdowns by <text:a xlink:type="simple" xlink:href="http://en.wikipedia.org/w/index.php?title=Paris_Cullins" text:style-name="Internet_20_link" text:visited-style-name="Visited_20_Internet_20_Link">Paris Cullins</text:a> (Book 1) and <text:a xlink:type="simple" xlink:href="http://en.wikipedia.org/w/index.php?title=Christopher_Schenck" text:style-name="Internet_20_link" text:visited-style-name="Visited_20_Internet_20_Link">Christopher Schenck</text:a> (Books 2–3). The miniseries were edited by <text:a xlink:type="simple" xlink:href="http://en.wikipedia.org/w/index.php?title=Howard_Zimmerman" text:style-name="Internet_20_link" text:visited-style-name="Visited_20_Internet_20_Link">Howard Zimmerman</text:a> and <text:a xlink:type="simple" xlink:href="http://en.wikipedia.org/w/index.php?title=Ken_Grobe" text:style-name="Internet_20_link" text:visited-style-name="Visited_20_Internet_20_Link">Ken Grobe</text:a>.</text:p>
        </text:section>
        <text:section text:style-name="Sect1" text:name="&quot;Hitch-Hikeriana&quot; ">
          <text:h text:style-name="Heading1" text:outline-level="2">"Hitch-Hikeriana" </text:h>
          <text:p text:style-name="TextBody">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type="simple" xlink:href="http://en.wikipedia.org/w/index.php?title=ZZ9_Plural_Z_Alpha" text:style-name="Internet_20_link" text:visited-style-name="Visited_20_Internet_20_Link">ZZ9 Plural Z Alpha</text:a>, the official <text:span text:style-name="Emphasis">Hitchhiker's</text:span> Appreciation society.<text:note text:id="ftn46"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 text:style-name="Emphasis">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TextBody"><text:a xlink:type="simple" xlink:href="http://en.wikipedia.org/w/index.php?title=Stephen_Moore_%28actor%29" text:style-name="Internet_20_link" text:visited-style-name="Visited_20_Internet_20_Link">Stephen Moore</text:a> recorded two novelty singles in character as Marvin, the Paranoid Android: "<text:a xlink:type="simple" xlink:href="http://en.wikipedia.org/w/index.php?title=Marvin_%28song%29" text:style-name="Internet_20_link" text:visited-style-name="Visited_20_Internet_20_Link">Marvin</text:a>"/"<text:a xlink:type="simple" xlink:href="http://en.wikipedia.org/w/index.php?title=Metal_Man_%28Marvin_song%29" text:style-name="Internet_20_link" text:visited-style-name="Visited_20_Internet_20_Link">Metal Man</text:a>" and "<text:a xlink:type="simple" xlink:href="http://en.wikipedia.org/w/index.php?title=Reasons_To_Be_Miserable" text:style-name="Internet_20_link" text:visited-style-name="Visited_20_Internet_20_Link">Reasons To Be Miserable</text:a>"/"<text:a xlink:type="simple" xlink:href="http://en.wikipedia.org/w/index.php?title=Marvin_I_Love_You" text:style-name="Internet_20_link" text:visited-style-name="Visited_20_Internet_20_Link">Marvin I Love You</text:a>". The last song has appeared on a <text:a xlink:type="simple" xlink:href="http://en.wikipedia.org/w/index.php?title=Dr._Demento" text:style-name="Internet_20_link" text:visited-style-name="Visited_20_Internet_20_Link">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TextBody">The 2005 movie also added quite a few collectibles, mostly through the <text:a xlink:type="simple" xlink:href="http://en.wikipedia.org/w/index.php?title=National_Entertainment_Collectibles_Association" text:style-name="Internet_20_link" text:visited-style-name="Visited_20_Internet_20_Link">National Entertainment Collectibles Association</text:a>. These included three prop replicas of objects seen on the Vogon ship and homeworld (a mug, a pen and a stapler), sets of "<text:a xlink:type="simple" xlink:href="http://en.wikipedia.org/w/index.php?title=Action_figure" text:style-name="Internet_20_link" text:visited-style-name="Visited_20_Internet_20_Link">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type="simple" xlink:href="http://en.wikipedia.org/w/index.php?title=Stephen_Fry" text:style-name="Internet_20_link" text:visited-style-name="Visited_20_Internet_20_Link">Stephen Fry</text:a>, along with some of the "<text:a xlink:type="simple" xlink:href="http://en.wikipedia.org/w/index.php?title=Guide_Entries" text:style-name="Internet_20_link" text:visited-style-name="Visited_20_Internet_20_Link">Guide Entries</text:a>", newly written material read in-character by Fry. </text:p>
        </text:section>
        <text:section text:style-name="Sect1" text:name="International phenomenon ">
          <text:h text:style-name="Heading1" text:outline-level="2"><text:soft-page-break/>International phenomenon </text:h>
          <text:p text:style-name="TextBody">Many science fiction fans and radio listeners outside the United Kingdom were first exposed to <text:span text:style-name="Emphasis">The Hitchhiker's Guide to the Galaxy</text:span> in one of two ways: shortwave radio broadcasts of the original radio series, or by Douglas Adams being "Guest of Honour" at the 1979 <text:a xlink:type="simple" xlink:href="http://en.wikipedia.org/w/index.php?title=Worldcon" text:style-name="Internet_20_link" text:visited-style-name="Visited_20_Internet_20_Link">World Science Fiction Convention</text:a>, Seacon, held in Brighton, England, UK. It was there that the radio series was nominated for a <text:a xlink:type="simple" xlink:href="http://en.wikipedia.org/w/index.php?title=Hugo_Award" text:style-name="Internet_20_link" text:visited-style-name="Visited_20_Internet_20_Link">Hugo Award</text:a> (the first radio series to receive a nomination) but lost to <text:a xlink:type="simple" xlink:href="http://en.wikipedia.org/w/index.php?title=Superman_%28film%29" text:style-name="Internet_20_link" text:visited-style-name="Visited_20_Internet_20_Link"><text:span text:style-name="Emphasis">Superman</text:span></text:a>. A convention exclusively for <text:span text:style-name="Emphasis">H2G2</text:span>, Hitchercon I, was held in Glasgow, Scotland, UK, in September 1980, the year that the official fan club, <text:a xlink:type="simple" xlink:href="http://en.wikipedia.org/w/index.php?title=ZZ9_Plural_Z_Alpha" text:style-name="Internet_20_link" text:visited-style-name="Visited_20_Internet_20_Link">ZZ9 Plural Z Alpha</text:a>, was organised. In the early 1980s, versions of <text:span text:style-name="Emphasis">H2G2</text:span> became available in the United States, Canada, Germany (Per Anhalter durch den Galaxis), Denmark, the Netherlands (Transgalactisch Liftershandboek), Sweden, Finland and Israel.</text:p>
        </text:section>
        <text:section text:style-name="Sect1" text:name="Spelling ">
          <text:h text:style-name="Heading1" text:outline-level="2">Spelling </text:h>
          <text:p text:style-name="TextBody">The different versions of the series spell the title differently—thus <text:span text:style-name="Emphasis">Hitch-Hiker's Guide</text:span>, <text:span text:style-name="Emphasis">Hitch Hiker's Guide</text:span> and <text:span text:style-name="Emphasis">Hitchhiker's Guide</text:span> are used in different editions (US or UK), editions of the novel, (<text:a xlink:type="simple" xlink:href="http://en.wikipedia.org/w/index.php?title=Sound_recording_and_reproduction" text:style-name="Internet_20_link" text:visited-style-name="Visited_20_Internet_20_Link">audio</text:a> or <text:a xlink:type="simple" xlink:href="http://en.wikipedia.org/w/index.php?title=Printing" text:style-name="Internet_20_link" text:visited-style-name="Visited_20_Internet_20_Link">print</text:a>) and compilations of the book. Some editions used different spellings on the <text:a xlink:type="simple" xlink:href="http://en.wikipedia.org/w/index.php?title=Bookbinding" text:style-name="Internet_20_link" text:visited-style-name="Visited_20_Internet_20_Link">spine</text:a> and <text:a xlink:type="simple" xlink:href="http://en.wikipedia.org/w/index.php?title=Title_page" text:style-name="Internet_20_link" text:visited-style-name="Visited_20_Internet_20_Link">title page</text:a>. The <text:a xlink:type="simple" xlink:href="http://en.wikipedia.org/w/index.php?title=BBC" text:style-name="Internet_20_link" text:visited-style-name="Visited_20_Internet_20_Link">BBC</text:a>'s <text:a xlink:type="simple" xlink:href="http://en.wikipedia.org/w/index.php?title=H2g2" text:style-name="Internet_20_link" text:visited-style-name="Visited_20_Internet_20_Link">h2g2</text:a> style manual claims that <text:span text:style-name="Emphasis">Hitchhiker's Guide</text:span> is the spelling Adams preferred.<text:note text:id="ftn47" text:note-class="footnote"><text:note-citation>47</text:note-citation><text:note-body><text:p text:style-name="Footnote"><text:a xlink:type="simple" xlink:href="http://www.bbc.co.uk/dna/h2g2/SubEditors-Style#back3" text:style-name="Internet_20_link" text:visited-style-name="Visited_20_Internet_20_Link">Style page at h2g2</text:a>, with their own justification for using <text:span text:style-name="Emphasis">Hitchhiker's Guide</text:span>.</text:p></text:note-body></text:note> At least two reference works make note of the inconsistency in the titles. Both, however, repeat the statement that Adams decided in 2000 that "everyone should spell it the same way [one word, no hyphen] from then on."<text:note text:id="ftn48" text:note-class="footnote"><text:note-citation>48</text:note-citation><text:note-body><text:p text:style-name="Footnote">Simpson, M. J. (2005). <text:span text:style-name="Emphasis">The Pocket Essential Hitchhiker's Guide</text:span> (Second Edition ed.). Pocket Essentials. ISBN 1-904048-46-3.</text:p></text:note-body></text:note><text:note text:id="ftn49" text:note-class="footnote"><text:note-citation>49</text:note-citation><text:note-body><text:p text:style-name="Footnote"><text:a xlink:type="simple" xlink:href="http://en.wikipedia.org/w/index.php?title=Douglas_Adams" text:style-name="Internet_20_link" text:visited-style-name="Visited_20_Internet_20_Link">Adams, Douglas</text:a> (2003). Geoffrey Perkins (ed.). ed. <text:a xlink:type="simple" xlink:href="http://en.wikipedia.org/w/index.php?title=The_Hitchhiker%27s_Guide_to_the_Galaxy:_The_Original_Radio_Scripts" text:style-name="Internet_20_link" text:visited-style-name="Visited_20_Internet_20_Link"><text:span text:style-name="Emphasis">The Hitchhiker's Guide to the Galaxy: The Original Radio Scripts</text:span></text:a>. Additional Material by M. J. Simpson (25th Anniversary Edition ed.). Pan Books. ISBN 0-330-41957-9.</text:p></text:note-body></text:note></text:p>
        </text:section>
        <text:section text:style-name="Sect1" text:name="See also ">
          <text:h text:style-name="Heading1" text:outline-level="2">See also </text:h>
          <text:list xml:id="list1393258501" text:style-name="unorderedlist">
            <text:list-item>
              <text:p text:style-name="P1"><text:a xlink:type="simple" xlink:href="http://en.wikipedia.org/w/index.php?title=Hitchhiking" text:style-name="Internet_20_link" text:visited-style-name="Visited_20_Internet_20_Link">Hitchhiking</text:a></text:p>
            </text:list-item>
            <text:list-item>
              <text:p text:style-name="P1"><text:a xlink:type="simple" xlink:href="http://en.wikipedia.org/w/index.php?title=List_of_minor_characters_from_The_Hitchhiker%27s_Guide_to_the_Galaxy" text:style-name="Internet_20_link" text:visited-style-name="Visited_20_Internet_20_Link">List of minor characters from The Hitchhiker's Guide to the Galaxy</text:a></text:p>
            </text:list-item>
            <text:list-item>
              <text:p text:style-name="P1"><text:a xlink:type="simple" xlink:href="http://en.wikipedia.org/w/index.php?title=Places_in_The_Hitchhiker%27s_Guide_to_the_Galaxy" text:style-name="Internet_20_link" text:visited-style-name="Visited_20_Internet_20_Link">Places in The Hitchhiker's Guide to the Galaxy</text:a></text:p>
            </text:list-item>
            <text:list-item>
              <text:p text:style-name="P1"><text:a xlink:type="simple" xlink:href="http://en.wikipedia.org/w/index.php?title=Phrases_from_The_Hitchhiker%27s_Guide_to_the_Galaxy" text:style-name="Internet_20_link" text:visited-style-name="Visited_20_Internet_20_Link">Phrases from The Hitchhiker's Guide to the Galaxy</text:a></text:p>
            </text:list-item>
            <text:list-item>
              <text:p text:style-name="P1"><text:a xlink:type="simple" xlink:href="http://en.wikipedia.org/w/index.php?title=Races_and_species_in_The_Hitchhiker%27s_Guide_to_the_Galaxy" text:style-name="Internet_20_link" text:visited-style-name="Visited_20_Internet_20_Link">Races and species in <text:span text:style-name="Emphasis">The Hitchhiker's Guide to the Galaxy</text:span></text:a></text:p>
            </text:list-item>
            <text:list-item>
              <text:p text:style-name="P1"><text:a xlink:type="simple" xlink:href="http://en.wikipedia.org/w/index.php?title=The_Hitchhiker%27s_Guide_to_the_Galaxy_cast_lists" text:style-name="Internet_20_link" text:visited-style-name="Visited_20_Internet_20_Link">The Hitchhiker's Guide to the Galaxy cast lists</text:a></text:p>
            </text:list-item>
            <text:list-item>
              <text:p text:style-name="P1"><text:a xlink:type="simple" xlink:href="http://en.wikipedia.org/w/index.php?title=Timeline_of_The_Hitchhiker%27s_Guide_to_the_Galaxy_versions" text:style-name="Internet_20_link" text:visited-style-name="Visited_20_Internet_20_Link">Timeline of <text:span text:style-name="Emphasis">The Hitchhiker's Guide to the Galaxy</text:span> versions</text:a></text:p>
            </text:list-item>
            <text:list-item>
              <text:p text:style-name="P1"><text:a xlink:type="simple" xlink:href="http://en.wikipedia.org/w/index.php?title=Towel_Day" text:style-name="Internet_20_link" text:visited-style-name="Visited_20_Internet_20_Link">Towel Day</text:a></text:p>
            </text:list-item>
          </text:list>
        </text:section>
        <text:section text:style-name="Sect1" text:name="References ">
          <text:h text:style-name="Heading1" text:outline-level="2"><text:soft-page-break/>References </text:h>
          <text:p text:style-name="TextBody"/>
          <text:list xml:id="list2176221053" text:style-name="unorderedlist">
            <text:list-item>
              <text:p text:style-name="P1"><text:a xlink:type="simple" xlink:href="http://en.wikipedia.org/w/index.php?title=Douglas_Adams" text:style-name="Internet_20_link" text:visited-style-name="Visited_20_Internet_20_Link">Adams, Douglas</text:a> (2002). <text:a xlink:type="simple" xlink:href="http://en.wikipedia.org/w/index.php?title=Peter_Guzzardi" text:style-name="Internet_20_link" text:visited-style-name="Visited_20_Internet_20_Link">Peter Guzzardi</text:a> (ed.). ed. <text:a xlink:type="simple" xlink:href="http://en.wikipedia.org/w/index.php?title=The_Salmon_of_Doubt" text:style-name="Internet_20_link" text:visited-style-name="Visited_20_Internet_20_Link"><text:span text:style-name="Emphasis">The Salmon of Doubt</text:span></text:a><text:span text:style-name="Emphasis">: Hitchhiking the Galaxy One Last Time</text:span> (First UK Edition ed.). Macmillan. ISBN 0-333-76657-1.</text:p>
            </text:list-item>
            <text:list-item>
              <text:p text:style-name="P1"><text:a xlink:type="simple" xlink:href="http://en.wikipedia.org/w/index.php?title=Douglas_Adams" text:style-name="Internet_20_link" text:visited-style-name="Visited_20_Internet_20_Link">Adams, Douglas.</text:a> (2003). <text:a xlink:type="simple" xlink:href="http://en.wikipedia.org/w/index.php?title=Geoffrey_Perkins" text:style-name="Internet_20_link" text:visited-style-name="Visited_20_Internet_20_Link">Geoffrey Perkins</text:a> (ed.), additional Material by M. J. Simpson.. ed. <text:a xlink:type="simple" xlink:href="http://en.wikipedia.org/w/index.php?title=The_Hitchhiker%27s_Guide_to_the_Galaxy:_The_Original_Radio_Scripts" text:style-name="Internet_20_link" text:visited-style-name="Visited_20_Internet_20_Link"><text:span text:style-name="Emphasis">The Hitchhiker's Guide to the Galaxy: The Original Radio Scripts</text:span></text:a> (25th Anniversary Edition ed.). Pan Books. ISBN 0-330-41957-9.</text:p>
            </text:list-item>
            <text:list-item>
              <text:p text:style-name="P1"><text:a xlink:type="simple" xlink:href="http://en.wikipedia.org/w/index.php?title=Neil_Gaiman" text:style-name="Internet_20_link" text:visited-style-name="Visited_20_Internet_20_Link">Gaiman, Neil</text:a> (2003). <text:span text:style-name="Emphasis">Don't Panic: Douglas Adams and the "Hitchhiker's Guide to the Galaxy"</text:span>. Titan Books. ISBN 1-84023-742-2.</text:p>
            </text:list-item>
            <text:list-item>
              <text:p text:style-name="P1">Simpson, M. J. (2003). <text:span text:style-name="Emphasis">Hitchhiker: A Biography of Douglas Adams</text:span> (First US Edition ed.). Justin Charles &amp; Co.. ISBN 1-932112-17-0.</text:p>
            </text:list-item>
            <text:list-item>
              <text:p text:style-name="P1">Simpson, M. J. (2005). <text:span text:style-name="Emphasis">The Pocket Essential Hitchhiker's Guide</text:span> (Second Edition ed.). Pocket Essentials. ISBN 1-904048-46-3.</text:p>
            </text:list-item>
            <text:list-item>
              <text:p text:style-name="P1"><text:a xlink:type="simple" xlink:href="http://en.wikipedia.org/w/index.php?title=Robbie_Stamp" text:style-name="Internet_20_link" text:visited-style-name="Visited_20_Internet_20_Link">Stamp, Robbie</text:a>, editor (2005). <text:span text:style-name="Emphasis">The Making of The Hitchhiker's Guide to the Galaxy: The Filming of the Douglas Adams Classic</text:span>. Boxtree. ISBN 0-7522-2585-5.</text:p>
            </text:list-item>
            <text:list-item>
              <text:p text:style-name="P1"><text:a xlink:type="simple" xlink:href="http://en.wikipedia.org/w/index.php?title=Nick_Webb_%28author%29" text:style-name="Internet_20_link" text:visited-style-name="Visited_20_Internet_20_Link">Webb, Nick</text:a> (2005). <text:span text:style-name="Emphasis">Wish You Were Here: The Official Biography of Douglas Adams</text:span> (First US hardcover edition ed.). Ballantine Books. ISBN 0-345-47650-6.</text:p>
            </text:list-item>
          </text:list>
          <text:p text:style-name="TextBody"/>
        </text:section>
        <text:section text:style-name="Sect1" text:name="External links ">
          <text:h text:style-name="Heading1" text:outline-level="2">External links </text:h>
          <text:section text:style-name="Sect1" text:name="Official sites ">
            <text:h text:style-name="Heading2" text:outline-level="3">Official sites </text:h>
            <text:p text:style-name="TextBody"/>
            <text:list xml:id="list1648043701" text:style-name="unorderedlist">
              <text:list-item>
                <text:p text:style-name="P1"><text:a xlink:type="simple" xlink:href="http://www.bbc.co.uk/cult/hitchhikers/" text:style-name="Internet_20_link" text:visited-style-name="Visited_20_Internet_20_Link">BBC Cult website</text:a>, official website for the <text:a xlink:type="simple" xlink:href="http://en.wikipedia.org/w/index.php?title=The_Hitchhiker%27s_Guide_to_the_Galaxy_%28TV_series%29" text:style-name="Internet_20_link" text:visited-style-name="Visited_20_Internet_20_Link">TV show version</text:a> (includes information, links and downloads) </text:p>
              </text:list-item>
              <text:list-item>
                <text:p text:style-name="P1"><text:a xlink:type="simple" xlink:href="http://www.bbc.co.uk/radio4/hitchhikers/" text:style-name="Internet_20_link" text:visited-style-name="Visited_20_Internet_20_Link">BBC Radio 4 website for the 2004–2005 series</text:a></text:p>
              </text:list-item>
              <text:list-item>
                <text:p text:style-name="P1"><text:a xlink:type="simple" xlink:href="http://hitchhikers.movies.go.com/" text:style-name="Internet_20_link" text:visited-style-name="Visited_20_Internet_20_Link">Official Movie Site</text:a></text:p>
              </text:list-item>
              <text:list-item>
                <text:p text:style-name="P1"><text:a xlink:type="simple" xlink:href="http://www.imdb.com/title/tt0371724/" text:style-name="Internet_20_link" text:visited-style-name="Visited_20_Internet_20_Link"><text:span text:style-name="Emphasis">The Hitchhiker's Guide to the Galaxy (2005 movie)</text:span> </text:a>at the <text:a xlink:type="simple" xlink:href="http://en.wikipedia.org/w/index.php?title=Internet_Movie_Database" text:style-name="Internet_20_link" text:visited-style-name="Visited_20_Internet_20_Link">Internet Movie Database</text:a></text:p>
              </text:list-item>
              <text:list-item>
                <text:p text:style-name="P1"><text:a xlink:type="simple" xlink:href="http://www.imdb.com/title/tt0081874/" text:style-name="Internet_20_link" text:visited-style-name="Visited_20_Internet_20_Link"><text:span text:style-name="Emphasis">The Hitch Hikers Guide to the Galaxy (1981 TV series)</text:span> </text:a>at the <text:a xlink:type="simple" xlink:href="http://en.wikipedia.org/w/index.php?title=Internet_Movie_Database" text:style-name="Internet_20_link" text:visited-style-name="Visited_20_Internet_20_Link">Internet Movie Database</text:a></text:p>
              </text:list-item>
              <text:list-item>
                <text:p text:style-name="P1"><text:a xlink:type="simple" xlink:href="http://www.bbc.co.uk/h2g2/guide/" text:style-name="Internet_20_link" text:visited-style-name="Visited_20_Internet_20_Link">h2g2</text:a></text:p>
              </text:list-item>
              <text:list-item>
                <text:p text:style-name="P1"><text:a xlink:type="simple" xlink:href="http://www.museum.tv/archives/etv/H/htmlH/hitch-hickers/hitch-hickers.htm" text:style-name="Internet_20_link" text:visited-style-name="Visited_20_Internet_20_Link">Encyclopedia of Television</text:a></text:p>
              </text:list-item>
              <text:list-item>
                <text:p text:style-name="P1"><text:a xlink:type="simple" xlink:href="http://www.screenonline.org.uk/tv/id/560180/index.html" text:style-name="Internet_20_link" text:visited-style-name="Visited_20_Internet_20_Link">British Film Institute Screen Online</text:a> page devoted to the TV series </text:p>
              </text:list-item>
              <text:list-item>
                <text:p text:style-name="P1"><text:a xlink:type="simple" xlink:href="http://www.dccomics.com/graphic_novels/?gn=1816" text:style-name="Internet_20_link" text:visited-style-name="Visited_20_Internet_20_Link">DC Comics H2G2 site</text:a></text:p>
              </text:list-item>
            </text:list>
            <text:p text:style-name="TextBody"/>
            <text:p text:style-name="TextBody"><text:soft-page-break/>The original source of this document is here: http://en.wikipedia.org/wiki/Talk:The_Hitchhiker%27s_Guide_to_the_Galaxy</text:p>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DejaVu Sans" svg:font-family="'DejaVu Sans'" style:font-family-generic="swiss" style:font-pitch="variable"/>
    <style:font-face style:name="DejaVu Sans Bold" svg:font-family="'DejaVu Sans Bold'" style:font-adornments="Bold" style:font-family-generic="swiss" style:font-pitch="variable"/>
    <style:font-face style:name="DejaVu Sans1" svg:font-family="'DejaVu Sans'" style:font-adornments="Regular" style:font-family-generic="swiss" style:font-pitch="variable"/>
    <style:font-face style:name="DejaVu Serif" svg:font-family="'DejaVu Serif'" style:font-family-generic="roman" style:font-pitch="variable"/>
    <style:font-face style:name="DejaVu mono" svg:font-family="'DejaVu mono'" style:font-family-generic="modern" style:font-pitch="fixed"/>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loext:color-lum-mod="100%" loext:color-lum-off="0%" style:font-name="Times New Roman" fo:font-size="12pt" fo:language="en" fo:country="US" style:font-name-asian="Arial"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style:contextual-spacing="false" fo:keep-together="always" fo:orphans="3" fo:text-indent="0cm" style:auto-text-indent="false"/>
      <style:text-properties style:font-name="DejaVu Serif" fo:font-family="'DejaVu Serif'" style:font-family-generic="roman" style:font-pitch="variable"/>
    </style:style>
    <style:style style:name="IndentedDouble" style:family="paragraph">
      <style:paragraph-properties fo:margin-left="0.61cm" fo:margin-right="0cm" fo:margin-top="0.127cm" fo:margin-bottom="0.102cm" style:contextual-spacing="false" fo:keep-together="always" fo:orphans="3" fo:text-indent="0cm" style:auto-text-indent="false"/>
      <style:text-properties style:font-name="DejaVu Serif" fo:font-family="'DejaVu Serif'" style:font-family-generic="roman" style:font-pitch="variable"/>
    </style:style>
    <style:style style:name="IndentedTriple" style:family="paragraph">
      <style:paragraph-properties fo:margin-left="0.914cm" fo:margin-right="0cm" fo:margin-top="0.127cm" fo:margin-bottom="0.102cm" style:contextual-spacing="false" fo:keep-together="always" fo:orphans="3" fo:text-indent="0cm" style:auto-text-indent="false"/>
      <style:text-properties style:font-name="DejaVu Serif" fo:font-family="'DejaVu Serif'" style:font-family-generic="roman" style:font-pitch="variable"/>
    </style:style>
    <style:style style:name="Blockquote" style:family="paragraph">
      <style:paragraph-properties fo:margin-left="0.305cm" fo:margin-right="0.305cm" fo:margin-top="0cm" fo:margin-bottom="0.381cm" style:contextual-spacing="false" fo:keep-together="always" fo:orphans="3" fo:text-indent="0cm" style:auto-text-indent="false"/>
      <style:text-properties style:font-name="DejaVu Serif" fo:font-family="'DejaVu Serif'" style:font-family-generic="roman" style:font-pitch="variable"/>
    </style:style>
    <style:style style:name="Center" style:family="paragraph">
      <style:paragraph-properties fo:text-align="center" style:justify-single-word="false"/>
      <style:text-properties style:font-name="DejaVu Serif" fo:font-family="'DejaVu Serif'" style:font-family-generic="roman" style:font-pitch="variable"/>
    </style:style>
    <style:style style:name="HeadingArticle" style:family="paragraph" style:default-outline-level="1">
      <style:paragraph-properties fo:margin-top="0cm" fo:margin-bottom="0.381cm" style:contextual-spacing="false" fo:keep-with-next="always"/>
      <style:text-properties style:font-name="DejaVu Sans Bold" fo:font-family="'DejaVu Sans Bold'" style:font-style-name="Bold" style:font-family-generic="swiss" style:font-pitch="variable" fo:font-size="22pt" fo:font-weight="bold"/>
    </style:style>
    <style:style style:name="Heading1" style:family="paragraph" style:default-outline-level="2">
      <style:paragraph-properties fo:margin-top="0.762cm" fo:margin-bottom="0.381cm" style:contextual-spacing="false" fo:keep-with-next="always"/>
      <style:text-properties style:font-name="DejaVu Sans" fo:font-family="'DejaVu Sans'" style:font-family-generic="swiss" style:font-pitch="variable" fo:font-size="18pt" fo:font-weight="350"/>
    </style:style>
    <style:style style:name="Heading2" style:family="paragraph" style:default-outline-level="3">
      <style:paragraph-properties fo:margin-top="0.762cm" fo:margin-bottom="0.203cm" style:contextual-spacing="false" fo:keep-with-next="always"/>
      <style:text-properties style:font-name="DejaVu Sans" fo:font-family="'DejaVu Sans'" style:font-family-generic="swiss" style:font-pitch="variable" fo:font-size="16pt" fo:font-weight="350"/>
    </style:style>
    <style:style style:name="Heading3" style:family="paragraph" style:default-outline-level="4">
      <style:paragraph-properties fo:margin-top="0.762cm" fo:margin-bottom="0.127cm" style:contextual-spacing="false" fo:keep-with-next="always"/>
      <style:text-properties style:font-name="DejaVu Sans" fo:font-family="'DejaVu Sans'" style:font-family-generic="swiss" style:font-pitch="variable" fo:font-size="15pt" fo:font-weight="350"/>
    </style:style>
    <style:style style:name="Heading4" style:family="paragraph" style:default-outline-level="5">
      <style:paragraph-properties fo:margin-top="0.762cm" fo:margin-bottom="0.127cm" style:contextual-spacing="false" fo:keep-with-next="always"/>
      <style:text-properties style:font-name="DejaVu Sans" fo:font-family="'DejaVu Sans'" style:font-family-generic="swiss" style:font-pitch="variable" fo:font-size="14pt"/>
    </style:style>
    <style:style style:name="Heading5" style:family="paragraph" style:default-outline-level="6">
      <style:paragraph-properties fo:margin-top="0.762cm" fo:margin-bottom="0.127cm" style:contextual-spacing="false" fo:keep-with-next="always"/>
      <style:text-properties style:font-name="DejaVu Sans" fo:font-family="'DejaVu Sans'" style:font-family-generic="swiss" style:font-pitch="variable" fo:font-size="10pt"/>
    </style:style>
    <style:style style:name="TextBody" style:family="paragraph">
      <style:paragraph-properties fo:margin-top="0.102cm" fo:margin-bottom="0.127cm" style:contextual-spacing="false" fo:text-align="start" style:justify-single-word="false" fo:keep-together="always" fo:orphans="3" style:punctuation-wrap="hanging" style:line-break="strict"/>
      <style:text-properties style:font-name="DejaVu Sans1" fo:font-family="'DejaVu Sans'" style:font-style-name="Regular" style:font-family-generic="swiss" style:font-pitch="variable" fo:font-size="12pt" fo:language="en" fo:country="US" fo:font-weight="350"/>
    </style:style>
    <style:style style:name="Preformatted" style:family="paragraph">
      <loext:graphic-properties draw:fill="solid" draw:fill-color="#e6e6e6" draw:opacity="100%"/>
      <style:paragraph-properties fo:margin-left="0.635cm" fo:margin-right="0.635cm" fo:margin-top="0.635cm" fo:margin-bottom="0.635cm" style:contextual-spacing="false" fo:keep-together="always" fo:orphans="3" fo:text-indent="0cm" style:auto-text-indent="false" fo:background-color="#e6e6e6"/>
      <style:text-properties style:font-name="DejaVu mono" fo:font-family="'DejaVu mono'" style:font-family-generic="modern" style:font-pitch="fixed" fo:font-size="10pt"/>
    </style:style>
    <style:style style:name="Footnote" style:family="paragraph" style:class="extra">
      <style:text-properties style:font-name="DejaVu Sans1" fo:font-family="'DejaVu Sans'" style:font-style-name="Regular" style:font-family-generic="swiss" style:font-pitch="variable" fo:font-size="10pt" fo:font-weight="350"/>
    </style:style>
    <style:style style:name="HorizontalLine" style:family="paragraph">
      <style:paragraph-properties fo:margin-top="0cm" fo:margin-bottom="0.499cm" style:contextual-spacing="false" style:border-line-width-bottom="0.002cm 0.035cm 0.002cm" fo:padding="0cm" fo:border-left="none" fo:border-right="none" fo:border-top="none" fo:border-bottom="1.11pt double #808080"/>
    </style:style>
    <style:style style:name="definitionterm" style:family="paragraph">
      <style:text-properties style:font-name="DejaVu Serif" fo:font-family="'DejaVu Serif'" style:font-family-generic="roman" style:font-pitch="variable" fo:font-weight="bold"/>
    </style:style>
    <style:style style:name="ImageCaption" style:family="paragraph">
      <style:paragraph-properties fo:text-align="center" style:justify-single-word="false"/>
      <style:text-properties style:font-name="DejaVu Serif" fo:font-family="'DejaVu Serif'" style:font-family-generic="roman" style:font-pitch="variable" fo:font-size="10pt"/>
    </style:style>
    <style:style style:name="TableCaption" style:family="paragraph">
      <style:paragraph-properties fo:margin-top="0cm" fo:margin-bottom="0.254cm" style:contextual-spacing="false" fo:text-align="center" style:justify-single-word="false"/>
      <style:text-properties style:font-name="DejaVu Serif" fo:font-family="'DejaVu Serif'" style:font-family-generic="roman" style:font-pitch="variable" fo:font-weight="bold"/>
    </style:style>
    <style:style style:name="Strike" style:family="text">
      <style:text-properties style:text-line-through-style="solid" style:text-line-through-type="single" style:font-name="DejaVu Serif" fo:font-family="'DejaVu Serif'" style:font-family-generic="roman" style:font-pitch="variable"/>
    </style:style>
    <style:style style:name="Big" style:family="text">
      <style:text-properties style:font-name="DejaVu Serif" fo:font-family="'DejaVu Serif'" style:font-family-generic="roman" style:font-pitch="variable" fo:font-size="125%"/>
    </style:style>
    <style:style style:name="Small" style:family="text">
      <style:text-properties style:font-name="DejaVu Serif" fo:font-family="'DejaVu Serif'" style:font-family-generic="roman" style:font-pitch="variable" fo:font-size="80%"/>
    </style:style>
    <style:style style:name="Underline" style:family="text">
      <style:text-properties style:font-name="DejaVu Serif" fo:font-family="'DejaVu Serif'" style:font-family-generic="roman" style:font-pitch="variable" style:text-underline-style="solid" style:text-underline-width="auto" style:text-underline-color="font-color"/>
    </style:style>
    <style:style style:name="Sup" style:family="text">
      <style:text-properties style:text-position="super 58%" style:font-name="DejaVu Serif" fo:font-family="'DejaVu Serif'" style:font-family-generic="roman" style:font-pitch="variable"/>
    </style:style>
    <style:style style:name="Sub" style:family="text">
      <style:text-properties style:text-position="-30% 50%" style:font-name="DejaVu Serif" fo:font-family="'DejaVu Serif'" style:font-family-generic="roman" style:font-pitch="variable"/>
    </style:style>
    <style:style style:name="Bold" style:family="text">
      <style:text-properties style:font-name="DejaVu Serif" fo:font-family="'DejaVu Serif'" style:font-family-generic="roman" style:font-pitch="variable" fo:font-weight="bold"/>
    </style:style>
    <style:style style:name="Emphasis" style:family="text">
      <style:text-properties style:font-name="DejaVu Serif" fo:font-family="'DejaVu Serif'" style:font-family-generic="roman" style:font-pitch="variable" fo:font-style="italic"/>
    </style:style>
    <style:style style:name="Teletyped" style:family="text">
      <style:text-properties style:font-name="DejaVu mono" fo:font-family="'DejaVu mono'" style:font-family-generic="modern" style:font-pitch="fixed" fo:font-size="8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draw:fill="none" draw:fill-color="#99ccff" fo:padding="0.102cm" fo:border="0.99pt solid #c0c0c0"/>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draw:fill="none" draw:fill-color="#99ccff" fo:padding="0.102cm" fo:border="0.99pt solid #c0c0c0"/>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draw:fill="none" draw:fill-color="#99ccff" fo:padding="0.102cm" fo:border="0.99pt solid #c0c0c0"/>
    </style:style>
    <style:style style:name="mwlib_5f_frmInner" style:display-name="mwlib_frmInner" style:family="graphic">
      <style:graphic-properties svg:x="0cm" svg:y="0cm" style:vertical-pos="from-top"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ootnoteList">
      <text:list-level-style-number text:level="1" loext:num-list-format="%1%" style:num-format="1">
        <style:list-level-properties text:space-before="0.051cm" text:min-label-width="0.508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loext:num-list-format="  %1%.  " style:num-prefix="  " style:num-suffix=".  " style:num-format="1">
        <style:list-level-properties/>
      </text:list-level-style-number>
      <text:list-level-style-number text:level="2" loext:num-list-format="  %2%)  " style:num-prefix="  " style:num-suffix=")  " style:num-format="a">
        <style:list-level-properties/>
      </text:list-level-style-number>
      <text:list-level-style-bullet text:level="3" loext:num-list-format="  %3%" style:num-prefix="  " text:bullet-char="•">
        <style:list-level-properties/>
      </text:list-level-style-bullet>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loext:num-list-format="   %1%" style:num-prefix="   "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finitionlist">
      <text:list-level-style-bullet text:level="1" loext:num-list-format="%1%" text:bullet-char=" ">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dc:language>
    <dc:title>The Hitchhiker's Guide to the Galaxy</dc:title>
    <meta:generator>LibreOffice/7.4.6.2$MacOSX_AARCH64 LibreOffice_project/5b1f5509c2decdade7fda905e3e1429a67acd63d</meta:generator>
    <dc:date>2010-12-13T17:29:31</dc:date>
    <meta:editing-duration>PT16M19S</meta:editing-duration>
    <meta:editing-cycles>7</meta:editing-cycles>
    <meta:keyword>Douglas Adams</meta:keyword>
    <meta:keyword>novel</meta:keyword>
    <meta:keyword>Hitchhiker's Guide to the Galaxy</meta:keyword>
    <meta:keyword>wikipedia</meta:keyword>
    <meta:keyword>trilogy</meta:keyword>
    <dc:subject>Wikipedia article about The Hitchhiker's Guide to the Galaxy</dc:subject>
    <dc:description>This file comes from a ODF export of  Wikipedia web site.

The Hitchhiker's Guide to the Galaxy is a science fiction comedy series created by English writer, dramatist, and musician Douglas Adams.  </dc:description>
    <meta:document-statistic meta:table-count="0" meta:image-count="0" meta:object-count="0" meta:page-count="20" meta:paragraph-count="197" meta:word-count="8850" meta:character-count="53685" meta:non-whitespace-character-count="45034"/>
    <meta:user-defined meta:name="Rights">GFDL</meta:user-defined>
  </office:meta>
</office:document-meta>
</file>